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7_1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Überschrift1" style:family="paragraph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Überschrift1" style:family="paragraph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language="de" fo:country="DE"/>
    </style:style>
    <style:style style:name="T8" style:parent-style-name="Absatz-Standardschriftart" style:family="text">
      <style:text-properties fo:language="de" fo:country="DE"/>
    </style:style>
    <style:style style:name="T9" style:parent-style-name="Absatz-Standardschriftart" style:family="text">
      <style:text-properties fo:language="de" fo:country="DE"/>
    </style:style>
    <style:style style:name="T10" style:parent-style-name="Absatz-Standardschriftart" style:family="text">
      <style:text-properties fo:language="de" fo:country="DE"/>
    </style:style>
    <style:style style:name="T11" style:parent-style-name="Absatz-Standardschriftart" style:family="text">
      <style:text-properties fo:language="de" fo:country="DE"/>
    </style:style>
    <style:style style:name="T12" style:parent-style-name="Absatz-Standardschriftart" style:family="text">
      <style:text-properties fo:language="de" fo:country="DE"/>
    </style:style>
    <style:style style:name="T13" style:parent-style-name="Absatz-Standardschriftart" style:family="text">
      <style:text-properties fo:language="de" fo:country="DE"/>
    </style:style>
    <style:style style:name="T14" style:parent-style-name="Absatz-Standardschriftart" style:family="text">
      <style:text-properties fo:language="de" fo:country="DE"/>
    </style:style>
    <style:style style:name="T15" style:parent-style-name="Absatz-Standardschriftart" style:family="text">
      <style:text-properties fo:language="de" fo:country="DE"/>
    </style:style>
    <style:style style:name="T16" style:parent-style-name="Absatz-Standardschriftart" style:family="text">
      <style:text-properties fo:language="de" fo:country="DE"/>
    </style:style>
    <style:style style:name="T17" style:parent-style-name="Absatz-Standardschriftart" style:family="text">
      <style:text-properties fo:language="de" fo:country="DE"/>
    </style:style>
    <style:style style:name="T18" style:parent-style-name="Absatz-Standardschriftart" style:family="text">
      <style:text-properties fo:language="de" fo:country="DE"/>
    </style:style>
    <style:style style:name="P19" style:parent-style-name="Überschrift1" style:family="paragraph">
      <style:text-properties fo:language="de" fo:country="DE"/>
    </style:style>
    <style:style style:name="P20" style:parent-style-name="Überschrift2" style:family="paragraph">
      <style:text-properties fo:language="de" fo:country="DE"/>
    </style:style>
    <style:style style:name="T21" style:parent-style-name="Absatz-Standardschriftart" style:family="text">
      <style:text-properties fo:language="de" fo:country="DE"/>
    </style:style>
    <style:style style:name="T22" style:parent-style-name="Absatz-Standardschriftart" style:family="text">
      <style:text-properties fo:language="de" fo:country="DE"/>
    </style:style>
    <style:style style:name="T23" style:parent-style-name="Absatz-Standardschriftart" style:family="text">
      <style:text-properties fo:language="de" fo:country="DE"/>
    </style:style>
    <style:style style:name="T24" style:parent-style-name="Absatz-Standardschriftart" style:family="text">
      <style:text-properties fo:language="de" fo:country="DE"/>
    </style:style>
    <style:style style:name="T25" style:parent-style-name="Absatz-Standardschriftart" style:family="text">
      <style:text-properties fo:language="de" fo:country="DE"/>
    </style:style>
    <style:style style:name="T26" style:parent-style-name="Absatz-Standardschriftart" style:family="text">
      <style:text-properties fo:language="de" fo:country="DE"/>
    </style:style>
    <style:style style:name="T27" style:parent-style-name="Absatz-Standardschriftart" style:family="text">
      <style:text-properties fo:language="de" fo:country="DE"/>
    </style:style>
    <style:style style:name="T28" style:parent-style-name="Absatz-Standardschriftart" style:family="text">
      <style:text-properties fo:language="de" fo:country="DE"/>
    </style:style>
    <style:style style:name="T29" style:parent-style-name="Absatz-Standardschriftart" style:family="text">
      <style:text-properties fo:language="de" fo:country="DE"/>
    </style:style>
    <style:style style:name="T30" style:parent-style-name="Absatz-Standardschriftart" style:family="text">
      <style:text-properties fo:language="de" fo:country="DE"/>
    </style:style>
    <style:style style:name="T31" style:parent-style-name="Absatz-Standardschriftart" style:family="text">
      <style:text-properties fo:language="de" fo:country="DE"/>
    </style:style>
    <style:style style:name="T32" style:parent-style-name="Absatz-Standardschriftart" style:family="text">
      <style:text-properties fo:language="de" fo:country="DE"/>
    </style:style>
    <style:style style:name="T33" style:parent-style-name="Absatz-Standardschriftart" style:family="text">
      <style:text-properties fo:language="de" fo:country="DE"/>
    </style:style>
    <style:style style:name="P34" style:parent-style-name="Überschrift2" style:family="paragraph">
      <style:text-properties fo:language="de" fo:country="DE"/>
    </style:style>
    <style:style style:name="T35" style:parent-style-name="Absatz-Standardschriftart" style:family="text">
      <style:text-properties fo:language="de" fo:country="DE"/>
    </style:style>
    <style:style style:name="T36" style:parent-style-name="Absatz-Standardschriftart" style:family="text">
      <style:text-properties fo:language="de" fo:country="DE"/>
    </style:style>
    <style:style style:name="T37" style:parent-style-name="Absatz-Standardschriftart" style:family="text">
      <style:text-properties fo:language="de" fo:country="DE"/>
    </style:style>
    <style:style style:name="T38" style:parent-style-name="Absatz-Standardschriftart" style:family="text">
      <style:text-properties fo:language="de" fo:country="DE"/>
    </style:style>
    <style:style style:name="T39" style:parent-style-name="Absatz-Standardschriftart" style:family="text">
      <style:text-properties fo:language="de" fo:country="DE"/>
    </style:style>
    <style:style style:name="T40" style:parent-style-name="Absatz-Standardschriftart" style:family="text">
      <style:text-properties fo:language="de" fo:country="DE"/>
    </style:style>
    <style:style style:name="T41" style:parent-style-name="Absatz-Standardschriftart" style:family="text">
      <style:text-properties fo:language="de" fo:country="DE"/>
    </style:style>
    <style:style style:name="T42" style:parent-style-name="Absatz-Standardschriftart" style:family="text">
      <style:text-properties fo:language="de" fo:country="DE"/>
    </style:style>
    <style:style style:name="T43" style:parent-style-name="Absatz-Standardschriftart" style:family="text">
      <style:text-properties fo:language="de" fo:country="DE"/>
    </style:style>
    <style:style style:name="T44" style:parent-style-name="Absatz-Standardschriftart" style:family="text">
      <style:text-properties fo:language="de" fo:country="DE"/>
    </style:style>
    <style:style style:name="T45" style:parent-style-name="Absatz-Standardschriftart" style:family="text">
      <style:text-properties fo:language="de" fo:country="DE"/>
    </style:style>
    <style:style style:name="T46" style:parent-style-name="Absatz-Standardschriftart" style:family="text">
      <style:text-properties fo:language="de" fo:country="DE"/>
    </style:style>
    <style:style style:name="T47" style:parent-style-name="Absatz-Standardschriftart" style:family="text">
      <style:text-properties fo:language="de" fo:country="DE"/>
    </style:style>
    <style:style style:name="T48" style:parent-style-name="Absatz-Standardschriftart" style:family="text">
      <style:text-properties fo:language="de" fo:country="DE"/>
    </style:style>
    <style:style style:name="T49" style:parent-style-name="Absatz-Standardschriftart" style:family="text">
      <style:text-properties fo:language="de" fo:country="DE"/>
    </style:style>
    <style:style style:name="T50" style:parent-style-name="Absatz-Standardschriftart" style:family="text">
      <style:text-properties fo:language="de" fo:country="DE"/>
    </style:style>
    <style:style style:name="T51" style:parent-style-name="Absatz-Standardschriftart" style:family="text">
      <style:text-properties fo:language="de" fo:country="DE"/>
    </style:style>
    <style:style style:name="T52" style:parent-style-name="Absatz-Standardschriftart" style:family="text">
      <style:text-properties fo:language="de" fo:country="DE"/>
    </style:style>
    <style:style style:name="P53" style:parent-style-name="Überschrift2" style:family="paragraph">
      <style:text-properties fo:language="de" fo:country="DE"/>
    </style:style>
    <style:style style:name="T54" style:parent-style-name="Absatz-Standardschriftart" style:family="text">
      <style:text-properties fo:language="de" fo:country="DE"/>
    </style:style>
    <style:style style:name="T55" style:parent-style-name="Absatz-Standardschriftart" style:family="text">
      <style:text-properties fo:language="de" fo:country="DE"/>
    </style:style>
    <style:style style:name="T56" style:parent-style-name="Absatz-Standardschriftart" style:family="text">
      <style:text-properties fo:language="de" fo:country="DE"/>
    </style:style>
    <style:style style:name="T57" style:parent-style-name="Absatz-Standardschriftart" style:family="text">
      <style:text-properties fo:language="de" fo:country="DE"/>
    </style:style>
    <style:style style:name="T58" style:parent-style-name="Absatz-Standardschriftart" style:family="text">
      <style:text-properties fo:language="de" fo:country="DE"/>
    </style:style>
    <style:style style:name="T59" style:parent-style-name="Absatz-Standardschriftart" style:family="text">
      <style:text-properties fo:language="de" fo:country="DE"/>
    </style:style>
    <style:style style:name="T60" style:parent-style-name="Absatz-Standardschriftart" style:family="text">
      <style:text-properties fo:language="de" fo:country="DE"/>
    </style:style>
    <style:style style:name="T61" style:parent-style-name="Absatz-Standardschriftart" style:family="text">
      <style:text-properties fo:language="de" fo:country="DE"/>
    </style:style>
    <style:style style:name="T62" style:parent-style-name="Absatz-Standardschriftart" style:family="text">
      <style:text-properties fo:language="de" fo:country="DE"/>
    </style:style>
    <style:style style:name="T63" style:parent-style-name="Absatz-Standardschriftart" style:family="text">
      <style:text-properties fo:language="de" fo:country="DE"/>
    </style:style>
    <style:style style:name="T64" style:parent-style-name="Absatz-Standardschriftart" style:family="text">
      <style:text-properties fo:language="de" fo:country="DE"/>
    </style:style>
    <style:style style:name="T65" style:parent-style-name="Absatz-Standardschriftart" style:family="text">
      <style:text-properties fo:language="de" fo:country="DE"/>
    </style:style>
    <style:style style:name="T66" style:parent-style-name="Absatz-Standardschriftart" style:family="text">
      <style:text-properties fo:language="de" fo:country="DE"/>
    </style:style>
    <style:style style:name="T67" style:parent-style-name="Absatz-Standardschriftart" style:family="text">
      <style:text-properties fo:language="de" fo:country="DE"/>
    </style:style>
    <style:style style:name="T68" style:parent-style-name="Absatz-Standardschriftart" style:family="text">
      <style:text-properties fo:language="de" fo:country="DE"/>
    </style:style>
    <style:style style:name="T69" style:parent-style-name="Absatz-Standardschriftart" style:family="text">
      <style:text-properties fo:language="de" fo:country="DE"/>
    </style:style>
    <style:style style:name="T70" style:parent-style-name="Absatz-Standardschriftart" style:family="text">
      <style:text-properties fo:language="de" fo:country="DE"/>
    </style:style>
    <style:style style:name="T71" style:parent-style-name="Absatz-Standardschriftart" style:family="text">
      <style:text-properties fo:language="de" fo:country="DE"/>
    </style:style>
    <style:style style:name="T72" style:parent-style-name="Absatz-Standardschriftart" style:family="text">
      <style:text-properties fo:language="de" fo:country="DE"/>
    </style:style>
    <style:style style:name="T73" style:parent-style-name="Absatz-Standardschriftart" style:family="text">
      <style:text-properties fo:language="de" fo:country="DE"/>
    </style:style>
    <style:style style:name="T74" style:parent-style-name="Absatz-Standardschriftart" style:family="text">
      <style:text-properties fo:language="de" fo:country="DE"/>
    </style:style>
    <style:style style:name="T75" style:parent-style-name="Absatz-Standardschriftart" style:family="text">
      <style:text-properties fo:language="de" fo:country="DE"/>
    </style:style>
    <style:style style:name="T76" style:parent-style-name="Absatz-Standardschriftart" style:family="text">
      <style:text-properties fo:language="de" fo:country="DE"/>
    </style:style>
    <style:style style:name="T77" style:parent-style-name="Absatz-Standardschriftart" style:family="text">
      <style:text-properties fo:language="de" fo:country="DE"/>
    </style:style>
    <style:style style:name="T78" style:parent-style-name="Absatz-Standardschriftart" style:family="text">
      <style:text-properties fo:language="de" fo:country="DE"/>
    </style:style>
    <style:style style:name="T79" style:parent-style-name="Absatz-Standardschriftart" style:family="text">
      <style:text-properties fo:language="de" fo:country="DE"/>
    </style:style>
    <style:style style:name="T80" style:parent-style-name="Absatz-Standardschriftart" style:family="text">
      <style:text-properties fo:language="de" fo:country="DE"/>
    </style:style>
    <style:style style:name="T81" style:parent-style-name="Absatz-Standardschriftart" style:family="text">
      <style:text-properties fo:language="de" fo:country="DE"/>
    </style:style>
    <style:style style:name="T82" style:parent-style-name="Absatz-Standardschriftart" style:family="text">
      <style:text-properties fo:language="de" fo:country="DE"/>
    </style:style>
    <style:style style:name="T83" style:parent-style-name="Absatz-Standardschriftart" style:family="text">
      <style:text-properties fo:language="de" fo:country="DE"/>
    </style:style>
    <style:style style:name="P84" style:parent-style-name="Überschrift1" style:family="paragraph">
      <style:text-properties fo:language="de" fo:country="DE"/>
    </style:style>
    <style:style style:name="P85" style:parent-style-name="Überschrift2" style:family="paragraph">
      <style:text-properties fo:language="de" fo:country="DE"/>
    </style:style>
    <style:style style:name="P86" style:parent-style-name="Listenabsatz" style:list-style-name="LFO7_1" style:family="paragraph"/>
    <style:style style:name="T87" style:parent-style-name="Absatz-Standardschriftart" style:family="text">
      <style:text-properties fo:language="de" fo:country="DE"/>
    </style:style>
    <style:style style:name="T88" style:parent-style-name="Absatz-Standardschriftart" style:family="text">
      <style:text-properties style:font-name="Segoe UI Emoji" style:font-name-complex="Segoe UI Emoji"/>
    </style:style>
    <style:style style:name="T89" style:parent-style-name="Absatz-Standardschriftart" style:family="text">
      <style:text-properties fo:language="de" fo:country="DE"/>
    </style:style>
    <style:style style:name="T90" style:parent-style-name="Absatz-Standardschriftart" style:family="text">
      <style:text-properties style:font-name="Segoe UI Emoji" style:font-name-complex="Segoe UI Emoji"/>
    </style:style>
    <style:style style:name="T91" style:parent-style-name="Absatz-Standardschriftart" style:family="text">
      <style:text-properties fo:language="de" fo:country="DE"/>
    </style:style>
    <style:style style:name="T92" style:parent-style-name="Absatz-Standardschriftart" style:family="text">
      <style:text-properties style:font-name="Segoe UI Emoji" style:font-name-complex="Segoe UI Emoji" fo:language="de" fo:country="DE"/>
    </style:style>
    <style:style style:name="T93" style:parent-style-name="Absatz-Standardschriftart" style:family="text">
      <style:text-properties style:font-name="Segoe UI Emoji" style:font-name-complex="Segoe UI Emoji"/>
    </style:style>
    <style:style style:name="T94" style:parent-style-name="Absatz-Standardschriftart" style:family="text">
      <style:text-properties fo:language="de" fo:country="DE"/>
    </style:style>
    <style:style style:name="T95" style:parent-style-name="Absatz-Standardschriftart" style:family="text">
      <style:text-properties style:font-name="Segoe UI Emoji" style:font-name-complex="Segoe UI Emoji" fo:language="de" fo:country="DE"/>
    </style:style>
    <style:style style:name="T96" style:parent-style-name="Absatz-Standardschriftart" style:family="text">
      <style:text-properties style:font-name="Segoe UI Emoji" style:font-name-complex="Segoe UI Emoji"/>
    </style:style>
    <style:style style:name="T97" style:parent-style-name="Absatz-Standardschriftart" style:family="text">
      <style:text-properties fo:language="de" fo:country="DE"/>
    </style:style>
    <style:style style:name="T98" style:parent-style-name="Absatz-Standardschriftart" style:family="text">
      <style:text-properties style:font-name="Segoe UI Emoji" style:font-name-complex="Segoe UI Emoji"/>
    </style:style>
    <style:style style:name="T99" style:parent-style-name="Absatz-Standardschriftart" style:family="text">
      <style:text-properties fo:language="de" fo:country="DE"/>
    </style:style>
    <style:style style:name="T100" style:parent-style-name="Absatz-Standardschriftart" style:family="text">
      <style:text-properties style:font-name="Segoe UI Emoji" style:font-name-complex="Segoe UI Emoji"/>
    </style:style>
    <style:style style:name="T101" style:parent-style-name="Absatz-Standardschriftart" style:family="text">
      <style:text-properties fo:language="de" fo:country="DE"/>
    </style:style>
    <style:style style:name="P102" style:parent-style-name="Listenabsatz" style:list-style-name="LFO7_1" style:family="paragraph"/>
    <style:style style:name="T103" style:parent-style-name="Absatz-Standardschriftart" style:family="text">
      <style:text-properties fo:language="de" fo:country="DE"/>
    </style:style>
    <style:style style:name="T104" style:parent-style-name="Absatz-Standardschriftart" style:family="text">
      <style:text-properties fo:language="de" fo:country="DE"/>
    </style:style>
    <style:style style:name="T105" style:parent-style-name="Absatz-Standardschriftart" style:family="text">
      <style:text-properties style:font-name="Segoe UI Emoji" style:font-name-complex="Segoe UI Emoji"/>
    </style:style>
    <style:style style:name="T106" style:parent-style-name="Absatz-Standardschriftart" style:family="text">
      <style:text-properties fo:language="de" fo:country="DE"/>
    </style:style>
    <style:style style:name="P107" style:parent-style-name="Listenabsatz" style:list-style-name="LFO7_1" style:family="paragraph"/>
    <style:style style:name="T108" style:parent-style-name="Absatz-Standardschriftart" style:family="text">
      <style:text-properties fo:language="de" fo:country="DE"/>
    </style:style>
    <style:style style:name="T109" style:parent-style-name="Absatz-Standardschriftart" style:family="text">
      <style:text-properties style:font-name="Segoe UI Emoji" style:font-name-complex="Segoe UI Emoji"/>
    </style:style>
    <style:style style:name="T110" style:parent-style-name="Absatz-Standardschriftart" style:family="text">
      <style:text-properties fo:language="de" fo:country="DE"/>
    </style:style>
    <style:style style:name="P111" style:parent-style-name="Überschrift2" style:family="paragraph">
      <style:text-properties fo:language="de" fo:country="DE"/>
    </style:style>
    <style:style style:name="P112" style:parent-style-name="Listenabsatz" style:list-style-name="LFO8" style:family="paragraph"/>
    <style:style style:name="T113" style:parent-style-name="Absatz-Standardschriftart" style:family="text">
      <style:text-properties fo:language="de" fo:country="DE"/>
    </style:style>
    <style:style style:name="T114" style:parent-style-name="Absatz-Standardschriftart" style:family="text">
      <style:text-properties style:font-name="Segoe UI Emoji" style:font-name-complex="Segoe UI Emoji"/>
    </style:style>
    <style:style style:name="T115" style:parent-style-name="Absatz-Standardschriftart" style:family="text">
      <style:text-properties fo:language="de" fo:country="DE"/>
    </style:style>
    <style:style style:name="P116" style:parent-style-name="Listenabsatz" style:list-style-name="LFO8" style:family="paragraph"/>
    <style:style style:name="T117" style:parent-style-name="Absatz-Standardschriftart" style:family="text">
      <style:text-properties fo:language="de" fo:country="DE"/>
    </style:style>
    <style:style style:name="T118" style:parent-style-name="Absatz-Standardschriftart" style:family="text">
      <style:text-properties style:font-name="Segoe UI Emoji" style:font-name-complex="Segoe UI Emoji"/>
    </style:style>
    <style:style style:name="T119" style:parent-style-name="Absatz-Standardschriftart" style:family="text">
      <style:text-properties fo:language="de" fo:country="DE"/>
    </style:style>
    <style:style style:name="T120" style:parent-style-name="Absatz-Standardschriftart" style:family="text">
      <style:text-properties style:font-name="Segoe UI Emoji" style:font-name-complex="Segoe UI Emoji"/>
    </style:style>
    <style:style style:name="T121" style:parent-style-name="Absatz-Standardschriftart" style:family="text">
      <style:text-properties fo:language="de" fo:country="DE"/>
    </style:style>
    <style:style style:name="T122" style:parent-style-name="Absatz-Standardschriftart" style:family="text">
      <style:text-properties style:font-name="Segoe UI Emoji" style:font-name-complex="Segoe UI Emoji"/>
    </style:style>
    <style:style style:name="T123" style:parent-style-name="Absatz-Standardschriftart" style:family="text">
      <style:text-properties fo:language="de" fo:country="DE"/>
    </style:style>
    <style:style style:name="T124" style:parent-style-name="Absatz-Standardschriftart" style:family="text">
      <style:text-properties style:font-name="Segoe UI Emoji" style:font-name-complex="Segoe UI Emoji"/>
    </style:style>
    <style:style style:name="T125" style:parent-style-name="Absatz-Standardschriftart" style:family="text">
      <style:text-properties fo:language="de" fo:country="DE"/>
    </style:style>
    <style:style style:name="P126" style:parent-style-name="Listenabsatz" style:list-style-name="LFO8" style:family="paragraph"/>
    <style:style style:name="T127" style:parent-style-name="Absatz-Standardschriftart" style:family="text">
      <style:text-properties fo:language="de" fo:country="DE"/>
    </style:style>
    <style:style style:name="T128" style:parent-style-name="Absatz-Standardschriftart" style:family="text">
      <style:text-properties style:font-name="Segoe UI Emoji" style:font-name-complex="Segoe UI Emoji"/>
    </style:style>
    <style:style style:name="T129" style:parent-style-name="Absatz-Standardschriftart" style:family="text">
      <style:text-properties fo:language="de" fo:country="DE"/>
    </style:style>
    <style:style style:name="T130" style:parent-style-name="Absatz-Standardschriftart" style:family="text">
      <style:text-properties style:font-name="Segoe UI Emoji" style:font-name-complex="Segoe UI Emoji"/>
    </style:style>
    <style:style style:name="T131" style:parent-style-name="Absatz-Standardschriftart" style:family="text">
      <style:text-properties fo:language="de" fo:country="DE"/>
    </style:style>
    <style:style style:name="T132" style:parent-style-name="Absatz-Standardschriftart" style:family="text">
      <style:text-properties style:font-name="Segoe UI Emoji" style:font-name-complex="Segoe UI Emoji"/>
    </style:style>
    <style:style style:name="T133" style:parent-style-name="Absatz-Standardschriftart" style:family="text">
      <style:text-properties fo:language="de" fo:country="DE"/>
    </style:style>
    <style:style style:name="T134" style:parent-style-name="Absatz-Standardschriftart" style:family="text">
      <style:text-properties style:font-name="Segoe UI Emoji" style:font-name-complex="Segoe UI Emoji"/>
    </style:style>
    <style:style style:name="T135" style:parent-style-name="Absatz-Standardschriftart" style:family="text">
      <style:text-properties fo:language="de" fo:country="DE"/>
    </style:style>
    <style:style style:name="P136" style:parent-style-name="Listenabsatz" style:list-style-name="LFO8" style:family="paragraph">
      <style:text-properties fo:language="de" fo:country="DE"/>
    </style:style>
    <style:style style:name="P137" style:parent-style-name="Überschrift2" style:family="paragraph">
      <style:text-properties fo:language="de" fo:country="DE"/>
    </style:style>
    <style:style style:name="T138" style:parent-style-name="Absatz-Standardschriftart" style:family="text">
      <style:text-properties fo:language="de" fo:country="DE"/>
    </style:style>
    <style:style style:name="T139" style:parent-style-name="Absatz-Standardschriftart" style:family="text">
      <style:text-properties fo:language="de" fo:country="DE"/>
    </style:style>
    <style:style style:name="T140" style:parent-style-name="Absatz-Standardschriftart" style:family="text">
      <style:text-properties fo:language="de" fo:country="DE"/>
    </style:style>
    <style:style style:name="T141" style:parent-style-name="Absatz-Standardschriftart" style:family="text">
      <style:text-properties fo:language="de" fo:country="DE"/>
    </style:style>
    <style:style style:name="T142" style:parent-style-name="Absatz-Standardschriftart" style:family="text">
      <style:text-properties fo:language="de" fo:country="DE"/>
    </style:style>
    <style:style style:name="T143" style:parent-style-name="Absatz-Standardschriftart" style:family="text">
      <style:text-properties fo:language="de" fo:country="DE"/>
    </style:style>
    <style:style style:name="T144" style:parent-style-name="Absatz-Standardschriftart" style:family="text">
      <style:text-properties fo:language="de" fo:country="DE"/>
    </style:style>
    <style:style style:name="T145" style:parent-style-name="Absatz-Standardschriftart" style:family="text">
      <style:text-properties fo:language="de" fo:country="DE"/>
    </style:style>
    <style:style style:name="T146" style:parent-style-name="Absatz-Standardschriftart" style:family="text">
      <style:text-properties fo:language="de" fo:country="DE"/>
    </style:style>
    <style:style style:name="T147" style:parent-style-name="Absatz-Standardschriftart" style:family="text">
      <style:text-properties fo:language="de" fo:country="DE"/>
    </style:style>
    <style:style style:name="T148" style:parent-style-name="Absatz-Standardschriftart" style:family="text">
      <style:text-properties fo:language="de" fo:country="DE"/>
    </style:style>
    <style:style style:name="T149" style:parent-style-name="Absatz-Standardschriftart" style:family="text">
      <style:text-properties fo:language="de" fo:country="DE"/>
    </style:style>
    <style:style style:name="T150" style:parent-style-name="Absatz-Standardschriftart" style:family="text">
      <style:text-properties fo:language="de" fo:country="DE"/>
    </style:style>
    <style:style style:name="T151" style:parent-style-name="Absatz-Standardschriftart" style:family="text">
      <style:text-properties fo:language="de" fo:country="DE"/>
    </style:style>
    <style:style style:name="P152" style:parent-style-name="Überschrift1" style:family="paragraph">
      <style:text-properties fo:language="de" fo:country="DE"/>
    </style:style>
    <style:style style:name="P153" style:parent-style-name="Standard" style:family="paragraph">
      <style:text-properties fo:language="de" fo:country="DE"/>
    </style:style>
    <style:style style:name="TableColumn155" style:family="table-column">
      <style:table-column-properties style:column-width="1.5479in"/>
    </style:style>
    <style:style style:name="TableColumn156" style:family="table-column">
      <style:table-column-properties style:column-width="1.2375in"/>
    </style:style>
    <style:style style:name="TableColumn157" style:family="table-column">
      <style:table-column-properties style:column-width="1.2993in"/>
    </style:style>
    <style:style style:name="TableColumn158" style:family="table-column">
      <style:table-column-properties style:column-width="1.9152in"/>
    </style:style>
    <style:style style:name="Table154" style:family="table">
      <style:table-properties style:width="6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Standard" style:family="paragraph">
      <style:text-properties fo:font-weight="bold" style:font-weight-asian="bold" style:font-weight-complex="bold" fo:language="en" fo:country="DE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Standard" style:family="paragraph">
      <style:text-properties fo:font-weight="bold" style:font-weight-asian="bold" style:font-weight-complex="bold" fo:language="en" fo:country="DE"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Standard" style:family="paragraph">
      <style:text-properties fo:font-weight="bold" style:font-weight-asian="bold" style:font-weight-complex="bold" fo:language="en" fo:country="DE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Standard" style:family="paragraph">
      <style:text-properties fo:font-weight="bold" style:font-weight-asian="bold" style:font-weight-complex="bold" fo:language="en" fo:country="DE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Standard" style:family="paragraph">
      <style:text-properties fo:language="en" fo:country="DE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2" style:parent-style-name="Absatz-Standardschriftart" style:family="text">
      <style:text-properties style:font-name="Segoe UI Emoji" style:font-name-complex="Segoe UI Emoji" fo:language="en" fo:country="DE"/>
    </style:style>
    <style:style style:name="T173" style:parent-style-name="Absatz-Standardschriftart" style:family="text">
      <style:text-properties fo:language="en" fo:country="DE"/>
    </style:style>
    <style:style style:name="T174" style:parent-style-name="Absatz-Standardschriftart" style:family="text">
      <style:text-properties style:font-name="Segoe UI Emoji" style:font-name-complex="Segoe UI Emoji" fo:language="en" fo:country="DE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" style:parent-style-name="Standard" style:family="paragraph">
      <style:text-properties fo:language="en" fo:country="DE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Standard" style:family="paragraph">
      <style:text-properties fo:language="de" fo:country="DE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" style:parent-style-name="Standard" style:family="paragraph">
      <style:text-properties fo:language="en" fo:country="DE"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3" style:parent-style-name="Absatz-Standardschriftart" style:family="text">
      <style:text-properties style:font-name="Segoe UI Emoji" style:font-name-complex="Segoe UI Emoji" fo:language="en" fo:country="DE"/>
    </style:style>
    <style:style style:name="T184" style:parent-style-name="Absatz-Standardschriftart" style:family="text">
      <style:text-properties fo:language="en" fo:country="DE"/>
    </style:style>
    <style:style style:name="T185" style:parent-style-name="Absatz-Standardschriftart" style:family="text">
      <style:text-properties style:font-name="Segoe UI Emoji" style:font-name-complex="Segoe UI Emoji" fo:language="en" fo:country="DE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Standard" style:family="paragraph">
      <style:text-properties fo:language="en" fo:country="DE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Standard" style:family="paragraph">
      <style:text-properties fo:language="en" fo:country="DE"/>
    </style:style>
    <style:style style:name="TableRow190" style:family="table-row">
      <style:table-row-properties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Standard" style:family="paragraph">
      <style:text-properties fo:language="en" fo:country="DE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4" style:parent-style-name="Absatz-Standardschriftart" style:family="text">
      <style:text-properties style:font-name="Segoe UI Emoji" style:font-name-complex="Segoe UI Emoji" fo:language="en" fo:country="DE"/>
    </style:style>
    <style:style style:name="T195" style:parent-style-name="Absatz-Standardschriftart" style:family="text">
      <style:text-properties fo:language="en" fo:country="DE"/>
    </style:style>
    <style:style style:name="T196" style:parent-style-name="Absatz-Standardschriftart" style:family="text">
      <style:text-properties style:font-name="Segoe UI Emoji" style:font-name-complex="Segoe UI Emoji" fo:language="en" fo:country="DE"/>
    </style:style>
    <style:style style:name="T197" style:parent-style-name="Absatz-Standardschriftart" style:family="text">
      <style:text-properties fo:language="en" fo:country="DE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Standard" style:family="paragraph">
      <style:text-properties fo:language="en" fo:country="DE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Standard" style:family="paragraph">
      <style:text-properties fo:language="de" fo:country="DE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" style:parent-style-name="Standard" style:family="paragraph">
      <style:text-properties fo:language="en" fo:country="DE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6" style:parent-style-name="Absatz-Standardschriftart" style:family="text">
      <style:text-properties style:font-name="Segoe UI Emoji" style:font-name-complex="Segoe UI Emoji" fo:language="en" fo:country="DE"/>
    </style:style>
    <style:style style:name="T207" style:parent-style-name="Absatz-Standardschriftart" style:family="text">
      <style:text-properties fo:language="en" fo:country="DE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" style:parent-style-name="Standard" style:family="paragraph">
      <style:text-properties fo:language="en" fo:country="DE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" style:parent-style-name="Standard" style:family="paragraph">
      <style:text-properties fo:language="de" fo:country="DE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Standard" style:family="paragraph">
      <style:text-properties fo:language="en" fo:country="DE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6" style:parent-style-name="Absatz-Standardschriftart" style:family="text">
      <style:text-properties style:font-name="Segoe UI Emoji" style:font-name-complex="Segoe UI Emoji" fo:language="en" fo:country="DE"/>
    </style:style>
    <style:style style:name="T217" style:parent-style-name="Absatz-Standardschriftart" style:family="text">
      <style:text-properties fo:language="en" fo:country="DE"/>
    </style:style>
    <style:style style:name="T218" style:parent-style-name="Absatz-Standardschriftart" style:family="text">
      <style:text-properties style:font-name="Segoe UI Emoji" style:font-name-complex="Segoe UI Emoji" fo:language="en" fo:country="DE"/>
    </style:style>
    <style:style style:name="T219" style:parent-style-name="Absatz-Standardschriftart" style:family="text">
      <style:text-properties fo:language="en" fo:country="DE"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" style:parent-style-name="Standard" style:family="paragraph">
      <style:text-properties fo:language="en" fo:country="DE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Standard" style:family="paragraph">
      <style:text-properties fo:language="de" fo:country="DE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" style:parent-style-name="Standard" style:family="paragraph">
      <style:text-properties fo:language="en" fo:country="DE"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8" style:parent-style-name="Absatz-Standardschriftart" style:family="text">
      <style:text-properties style:font-name="Segoe UI Emoji" style:font-name-complex="Segoe UI Emoji" fo:language="en" fo:country="DE"/>
    </style:style>
    <style:style style:name="T229" style:parent-style-name="Absatz-Standardschriftart" style:family="text">
      <style:text-properties fo:language="en" fo:country="DE"/>
    </style:style>
    <style:style style:name="T230" style:parent-style-name="Absatz-Standardschriftart" style:family="text">
      <style:text-properties style:font-name="Segoe UI Emoji" style:font-name-complex="Segoe UI Emoji" fo:language="en" fo:country="DE"/>
    </style:style>
    <style:style style:name="T231" style:parent-style-name="Absatz-Standardschriftart" style:family="text">
      <style:text-properties fo:language="en" fo:country="DE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Standard" style:family="paragraph">
      <style:text-properties fo:language="en" fo:country="DE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" style:parent-style-name="Standard" style:family="paragraph">
      <style:text-properties fo:language="de" fo:country="DE"/>
    </style:style>
    <style:style style:name="TableRow236" style:family="table-row">
      <style:table-row-properties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Standard" style:family="paragraph">
      <style:text-properties fo:language="en" fo:country="DE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0" style:parent-style-name="Absatz-Standardschriftart" style:family="text">
      <style:text-properties style:font-name="Segoe UI Emoji" style:font-name-complex="Segoe UI Emoji" fo:language="en" fo:country="DE"/>
    </style:style>
    <style:style style:name="T241" style:parent-style-name="Absatz-Standardschriftart" style:family="text">
      <style:text-properties fo:language="en" fo:country="DE"/>
    </style:style>
    <style:style style:name="T242" style:parent-style-name="Absatz-Standardschriftart" style:family="text">
      <style:text-properties style:font-name="Segoe UI Emoji" style:font-name-complex="Segoe UI Emoji" fo:language="en" fo:country="DE"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" style:parent-style-name="Standard" style:family="paragraph">
      <style:text-properties fo:language="en" fo:country="DE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Standard" style:family="paragraph">
      <style:text-properties fo:language="de" fo:country="DE"/>
    </style:style>
    <style:style style:name="TableRow247" style:family="table-row">
      <style:table-row-properties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Standard" style:family="paragraph">
      <style:text-properties fo:language="en" fo:country="DE"/>
    </style:style>
    <style:style style:name="TableCell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1" style:parent-style-name="Absatz-Standardschriftart" style:family="text">
      <style:text-properties style:font-name="Segoe UI Emoji" style:font-name-complex="Segoe UI Emoji" fo:language="en" fo:country="DE"/>
    </style:style>
    <style:style style:name="T252" style:parent-style-name="Absatz-Standardschriftart" style:family="text">
      <style:text-properties fo:language="de" fo:country="DE"/>
    </style:style>
    <style:style style:name="T253" style:parent-style-name="Absatz-Standardschriftart" style:family="text">
      <style:text-properties style:font-name="Segoe UI Emoji" style:font-name-complex="Segoe UI Emoji" fo:language="en" fo:country="DE"/>
    </style:style>
    <style:style style:name="T254" style:parent-style-name="Absatz-Standardschriftart" style:family="text">
      <style:text-properties fo:language="de" fo:country="DE"/>
    </style:style>
    <style:style style:name="T255" style:parent-style-name="Absatz-Standardschriftart" style:family="text">
      <style:text-properties style:font-name="Segoe UI Emoji" style:font-name-complex="Segoe UI Emoji" fo:language="en" fo:country="DE"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Standard" style:family="paragraph">
      <style:text-properties fo:language="en" fo:country="DE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Standard" style:family="paragraph">
      <style:text-properties fo:language="de" fo:country="DE"/>
    </style:style>
    <style:style style:name="TableRow260" style:family="table-row">
      <style:table-row-properties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Standard" style:family="paragraph">
      <style:text-properties fo:language="en" fo:country="DE"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4" style:parent-style-name="Absatz-Standardschriftart" style:family="text">
      <style:text-properties style:font-name="Segoe UI Emoji" style:font-name-complex="Segoe UI Emoji" fo:language="en" fo:country="DE"/>
    </style:style>
    <style:style style:name="T265" style:parent-style-name="Absatz-Standardschriftart" style:family="text">
      <style:text-properties fo:language="de" fo:country="DE"/>
    </style:style>
    <style:style style:name="T266" style:parent-style-name="Absatz-Standardschriftart" style:family="text">
      <style:text-properties style:font-name="Segoe UI Emoji" style:font-name-complex="Segoe UI Emoji" fo:language="en" fo:country="DE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Standard" style:family="paragraph">
      <style:text-properties fo:language="en" fo:country="DE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" style:parent-style-name="Standard" style:family="paragraph">
      <style:text-properties fo:language="de" fo:country="DE"/>
    </style:style>
    <style:style style:name="TableRow271" style:family="table-row">
      <style:table-row-properties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" style:parent-style-name="Standard" style:family="paragraph">
      <style:text-properties fo:language="en" fo:country="DE"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75" style:parent-style-name="Absatz-Standardschriftart" style:family="text">
      <style:text-properties style:font-name="Segoe UI Emoji" style:font-name-complex="Segoe UI Emoji" fo:language="en" fo:country="DE"/>
    </style:style>
    <style:style style:name="T276" style:parent-style-name="Absatz-Standardschriftart" style:family="text">
      <style:text-properties fo:language="en" fo:country="DE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Standard" style:family="paragraph">
      <style:text-properties fo:language="en" fo:country="DE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Standard" style:family="paragraph">
      <style:text-properties fo:language="en" fo:country="DE"/>
    </style:style>
    <style:style style:name="TableRow281" style:family="table-row">
      <style:table-row-properties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" style:parent-style-name="Standard" style:family="paragraph">
      <style:text-properties fo:language="en" fo:country="DE"/>
    </style:style>
    <style:style style:name="TableCell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5" style:parent-style-name="Absatz-Standardschriftart" style:family="text">
      <style:text-properties style:font-name="Segoe UI Emoji" style:font-name-complex="Segoe UI Emoji" fo:language="en" fo:country="DE"/>
    </style:style>
    <style:style style:name="T286" style:parent-style-name="Absatz-Standardschriftart" style:family="text">
      <style:text-properties fo:language="en" fo:country="DE"/>
    </style:style>
    <style:style style:name="T287" style:parent-style-name="Absatz-Standardschriftart" style:family="text">
      <style:text-properties style:font-name="Segoe UI Emoji" style:font-name-complex="Segoe UI Emoji" fo:language="en" fo:country="DE"/>
    </style:style>
    <style:style style:name="T288" style:parent-style-name="Absatz-Standardschriftart" style:family="text">
      <style:text-properties fo:language="en" fo:country="DE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Standard" style:family="paragraph">
      <style:text-properties fo:language="en" fo:country="DE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Standard" style:family="paragraph">
      <style:text-properties fo:language="de" fo:country="DE"/>
    </style:style>
    <style:style style:name="P293" style:parent-style-name="Überschrift1" style:family="paragraph">
      <style:text-properties fo:language="de" fo:country="DE"/>
    </style:style>
    <style:style style:name="T294" style:parent-style-name="Absatz-Standardschriftart" style:family="text">
      <style:text-properties style:font-name="Segoe UI Emoji" style:font-name-complex="Segoe UI Emoji" fo:language="en" fo:country="DE"/>
    </style:style>
    <style:style style:name="T295" style:parent-style-name="Absatz-Standardschriftart" style:family="text">
      <style:text-properties fo:language="en" fo:country="DE"/>
    </style:style>
    <style:style style:name="P296" style:parent-style-name="Standard" style:family="paragraph">
      <style:paragraph-properties fo:margin-top="0.0694in" fo:margin-bottom="0.0694in" fo:line-height="100%"/>
      <style:text-properties fo:hyphenate="true"/>
    </style:style>
    <style:style style:name="T297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298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299" style:parent-style-name="Standard" style:list-style-name="LFO3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00" style:parent-style-name="Standard" style:list-style-name="LFO3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01" style:parent-style-name="Standard" style:list-style-name="LFO3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02" style:parent-style-name="Standard" style:list-style-name="LFO3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03" style:parent-style-name="Standard" style:family="paragraph">
      <style:paragraph-properties fo:margin-top="0.0694in" fo:margin-bottom="0.0694in" fo:line-height="100%"/>
      <style:text-properties fo:hyphenate="true"/>
    </style:style>
    <style:style style:name="T304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05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06" style:parent-style-name="Standard" style:list-style-name="LFO3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07" style:parent-style-name="Standard" style:list-style-name="LFO3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08" style:parent-style-name="Standard" style:list-style-name="LFO3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09" style:parent-style-name="Standard" style:list-style-name="LFO33" style:family="paragraph">
      <style:paragraph-properties fo:margin-top="0.0694in" fo:margin-bottom="0.0694in" fo:line-height="100%"/>
      <style:text-properties fo:hyphenate="true"/>
    </style:style>
    <style:style style:name="T310" style:parent-style-name="Absatz-Standardschriftart" style:family="text">
      <style:text-properties style:font-name="Times New Roman" style:font-name-asian="Times New Roman" fo:font-size="12pt" style:font-size-asian="12pt" style:font-size-complex="12pt" fo:language="de" fo:country="DE" style:language-asian="en" style:country-asian="DE"/>
    </style:style>
    <style:style style:name="T311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P312" style:parent-style-name="Standard" style:family="paragraph">
      <style:paragraph-properties fo:margin-top="0.0694in" fo:margin-bottom="0.0694in" fo:line-height="100%"/>
      <style:text-properties fo:hyphenate="true"/>
    </style:style>
    <style:style style:name="T313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14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15" style:parent-style-name="Standard" style:list-style-name="LFO3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16" style:parent-style-name="Standard" style:list-style-name="LFO3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17" style:parent-style-name="Standard" style:list-style-name="LFO3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18" style:parent-style-name="Standard" style:list-style-name="LFO3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19" style:parent-style-name="Standard" style:family="paragraph">
      <style:paragraph-properties fo:margin-top="0.0694in" fo:margin-bottom="0.0694in" fo:line-height="100%"/>
      <style:text-properties fo:hyphenate="true"/>
    </style:style>
    <style:style style:name="T320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21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22" style:parent-style-name="Standard" style:list-style-name="LFO3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23" style:parent-style-name="Standard" style:list-style-name="LFO3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24" style:parent-style-name="Standard" style:list-style-name="LFO3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25" style:parent-style-name="Standard" style:list-style-name="LFO35" style:family="paragraph">
      <style:paragraph-properties fo:margin-top="0.0694in" fo:margin-bottom="0.0694in" fo:line-height="100%"/>
      <style:text-properties fo:hyphenate="true"/>
    </style:style>
    <style:style style:name="T326" style:parent-style-name="Absatz-Standardschriftart" style:family="text">
      <style:text-properties style:font-name="Times New Roman" style:font-name-asian="Times New Roman" fo:font-size="12pt" style:font-size-asian="12pt" style:font-size-complex="12pt" fo:language="de" fo:country="DE" style:language-asian="en" style:country-asian="DE"/>
    </style:style>
    <style:style style:name="T327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P328" style:parent-style-name="Standard" style:family="paragraph">
      <style:paragraph-properties fo:margin-top="0.0694in" fo:margin-bottom="0.0694in" fo:line-height="100%"/>
      <style:text-properties fo:hyphenate="true"/>
    </style:style>
    <style:style style:name="T329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30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31" style:parent-style-name="Standard" style:list-style-name="LFO3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32" style:parent-style-name="Standard" style:list-style-name="LFO3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33" style:parent-style-name="Standard" style:list-style-name="LFO3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34" style:parent-style-name="Standard" style:list-style-name="LFO3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35" style:parent-style-name="Standard" style:family="paragraph">
      <style:paragraph-properties fo:margin-top="0.0694in" fo:margin-bottom="0.0694in" fo:line-height="100%"/>
      <style:text-properties fo:hyphenate="true"/>
    </style:style>
    <style:style style:name="T336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37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38" style:parent-style-name="Standard" style:list-style-name="LFO37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39" style:parent-style-name="Standard" style:list-style-name="LFO37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40" style:parent-style-name="Standard" style:list-style-name="LFO37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41" style:parent-style-name="Standard" style:list-style-name="LFO37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42" style:parent-style-name="Standard" style:family="paragraph">
      <style:paragraph-properties fo:margin-top="0.0694in" fo:margin-bottom="0.0694in" fo:line-height="100%"/>
      <style:text-properties fo:hyphenate="true"/>
    </style:style>
    <style:style style:name="T343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44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45" style:parent-style-name="Standard" style:list-style-name="LFO3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46" style:parent-style-name="Standard" style:list-style-name="LFO3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47" style:parent-style-name="Standard" style:list-style-name="LFO3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48" style:parent-style-name="Standard" style:list-style-name="LFO3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49" style:parent-style-name="Standard" style:family="paragraph">
      <style:paragraph-properties fo:margin-top="0.0694in" fo:margin-bottom="0.0694in" fo:line-height="100%"/>
      <style:text-properties fo:hyphenate="true"/>
    </style:style>
    <style:style style:name="T350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51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52" style:parent-style-name="Standard" style:list-style-name="LFO39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53" style:parent-style-name="Standard" style:list-style-name="LFO39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54" style:parent-style-name="Standard" style:list-style-name="LFO39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55" style:parent-style-name="Standard" style:list-style-name="LFO39" style:family="paragraph">
      <style:paragraph-properties fo:margin-top="0.0694in" fo:margin-bottom="0.0694in" fo:line-height="100%"/>
      <style:text-properties fo:hyphenate="true"/>
    </style:style>
    <style:style style:name="T356" style:parent-style-name="Absatz-Standardschriftart" style:family="text">
      <style:text-properties style:font-name="Times New Roman" style:font-name-asian="Times New Roman" fo:font-size="12pt" style:font-size-asian="12pt" style:font-size-complex="12pt" fo:language="de" fo:country="DE" style:language-asian="en" style:country-asian="DE"/>
    </style:style>
    <style:style style:name="T357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P358" style:parent-style-name="Standard" style:family="paragraph">
      <style:paragraph-properties fo:margin-top="0.0694in" fo:margin-bottom="0.0694in" fo:line-height="100%"/>
      <style:text-properties fo:hyphenate="true"/>
    </style:style>
    <style:style style:name="T359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60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61" style:parent-style-name="Standard" style:list-style-name="LFO4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62" style:parent-style-name="Standard" style:list-style-name="LFO4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63" style:parent-style-name="Standard" style:list-style-name="LFO4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64" style:parent-style-name="Standard" style:list-style-name="LFO4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65" style:parent-style-name="Standard" style:family="paragraph">
      <style:paragraph-properties fo:margin-top="0.0694in" fo:margin-bottom="0.0694in" fo:line-height="100%"/>
      <style:text-properties fo:hyphenate="true"/>
    </style:style>
    <style:style style:name="T366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67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68" style:parent-style-name="Standard" style:list-style-name="LFO4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69" style:parent-style-name="Standard" style:list-style-name="LFO4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70" style:parent-style-name="Standard" style:list-style-name="LFO4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71" style:parent-style-name="Standard" style:list-style-name="LFO41" style:family="paragraph">
      <style:paragraph-properties fo:margin-top="0.0694in" fo:margin-bottom="0.0694in" fo:line-height="100%"/>
      <style:text-properties fo:hyphenate="true"/>
    </style:style>
    <style:style style:name="T372" style:parent-style-name="Absatz-Standardschriftart" style:family="text">
      <style:text-properties style:font-name="Times New Roman" style:font-name-asian="Times New Roman" fo:font-size="12pt" style:font-size-asian="12pt" style:font-size-complex="12pt" fo:language="de" fo:country="DE" style:language-asian="en" style:country-asian="DE"/>
    </style:style>
    <style:style style:name="T373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P374" style:parent-style-name="Standard" style:family="paragraph">
      <style:paragraph-properties fo:margin-top="0.0694in" fo:margin-bottom="0.0694in" fo:line-height="100%"/>
      <style:text-properties fo:hyphenate="true"/>
    </style:style>
    <style:style style:name="T375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76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77" style:parent-style-name="Standard" style:list-style-name="LFO4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78" style:parent-style-name="Standard" style:list-style-name="LFO4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79" style:parent-style-name="Standard" style:list-style-name="LFO4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80" style:parent-style-name="Standard" style:list-style-name="LFO4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81" style:parent-style-name="Standard" style:family="paragraph">
      <style:paragraph-properties fo:margin-top="0.0694in" fo:margin-bottom="0.0694in" fo:line-height="100%"/>
      <style:text-properties fo:hyphenate="true"/>
    </style:style>
    <style:style style:name="T382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83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84" style:parent-style-name="Standard" style:list-style-name="LFO4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85" style:parent-style-name="Standard" style:list-style-name="LFO4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86" style:parent-style-name="Standard" style:list-style-name="LFO4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87" style:parent-style-name="Standard" style:list-style-name="LFO4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88" style:parent-style-name="Standard" style:family="paragraph">
      <style:paragraph-properties fo:margin-top="0.0694in" fo:margin-bottom="0.0694in" fo:line-height="100%"/>
      <style:text-properties fo:hyphenate="true"/>
    </style:style>
    <style:style style:name="T389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90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391" style:parent-style-name="Standard" style:list-style-name="LFO4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392" style:parent-style-name="Standard" style:list-style-name="LFO4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93" style:parent-style-name="Standard" style:list-style-name="LFO4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394" style:parent-style-name="Standard" style:list-style-name="LFO44" style:family="paragraph">
      <style:paragraph-properties fo:margin-top="0.0694in" fo:margin-bottom="0.0694in" fo:line-height="100%"/>
      <style:text-properties fo:hyphenate="true"/>
    </style:style>
    <style:style style:name="T395" style:parent-style-name="Absatz-Standardschriftart" style:family="text">
      <style:text-properties style:font-name="Times New Roman" style:font-name-asian="Times New Roman" fo:font-size="12pt" style:font-size-asian="12pt" style:font-size-complex="12pt" fo:language="de" fo:country="DE" style:language-asian="en" style:country-asian="DE"/>
    </style:style>
    <style:style style:name="T396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P397" style:parent-style-name="Standard" style:family="paragraph">
      <style:paragraph-properties fo:margin-top="0.0694in" fo:margin-bottom="0.0694in" fo:line-height="100%"/>
      <style:text-properties fo:hyphenate="true"/>
    </style:style>
    <style:style style:name="T398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399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400" style:parent-style-name="Standard" style:list-style-name="LFO4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401" style:parent-style-name="Standard" style:list-style-name="LFO4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02" style:parent-style-name="Standard" style:list-style-name="LFO4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03" style:parent-style-name="Standard" style:list-style-name="LFO4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04" style:parent-style-name="Standard" style:family="paragraph">
      <style:paragraph-properties fo:margin-top="0.0694in" fo:margin-bottom="0.0694in" fo:line-height="100%"/>
      <style:text-properties fo:hyphenate="true"/>
    </style:style>
    <style:style style:name="T405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406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407" style:parent-style-name="Standard" style:list-style-name="LFO4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408" style:parent-style-name="Standard" style:list-style-name="LFO4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09" style:parent-style-name="Standard" style:list-style-name="LFO4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10" style:parent-style-name="Standard" style:list-style-name="LFO4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11" style:parent-style-name="Standard" style:family="paragraph">
      <style:paragraph-properties fo:margin-top="0.0694in" fo:margin-bottom="0.0694in" fo:line-height="100%"/>
      <style:text-properties fo:hyphenate="true"/>
    </style:style>
    <style:style style:name="T412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413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414" style:parent-style-name="Standard" style:list-style-name="LFO47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415" style:parent-style-name="Standard" style:list-style-name="LFO47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16" style:parent-style-name="Standard" style:list-style-name="LFO47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17" style:parent-style-name="Standard" style:list-style-name="LFO47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18" style:parent-style-name="Standard" style:family="paragraph">
      <style:paragraph-properties fo:margin-top="0.0694in" fo:margin-bottom="0.0694in" fo:line-height="100%"/>
      <style:text-properties fo:hyphenate="true"/>
    </style:style>
    <style:style style:name="T419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420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421" style:parent-style-name="Standard" style:list-style-name="LFO4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422" style:parent-style-name="Standard" style:list-style-name="LFO4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23" style:parent-style-name="Standard" style:list-style-name="LFO4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24" style:parent-style-name="Standard" style:list-style-name="LFO4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25" style:parent-style-name="Standard" style:family="paragraph">
      <style:paragraph-properties fo:margin-top="0.0694in" fo:margin-bottom="0.0694in" fo:line-height="100%"/>
      <style:text-properties fo:hyphenate="true"/>
    </style:style>
    <style:style style:name="T426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427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428" style:parent-style-name="Standard" style:list-style-name="LFO49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429" style:parent-style-name="Standard" style:list-style-name="LFO49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30" style:parent-style-name="Standard" style:list-style-name="LFO49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31" style:parent-style-name="Standard" style:list-style-name="LFO49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32" style:parent-style-name="Standard" style:family="paragraph">
      <style:paragraph-properties fo:margin-top="0.0694in" fo:margin-bottom="0.0694in" fo:line-height="100%"/>
      <style:text-properties fo:hyphenate="true"/>
    </style:style>
    <style:style style:name="T433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434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435" style:parent-style-name="Standard" style:list-style-name="LFO5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436" style:parent-style-name="Standard" style:list-style-name="LFO5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37" style:parent-style-name="Standard" style:list-style-name="LFO5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38" style:parent-style-name="Standard" style:list-style-name="LFO5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39" style:parent-style-name="Standard" style:family="paragraph">
      <style:paragraph-properties fo:margin-top="0.0694in" fo:margin-bottom="0.0694in" fo:line-height="100%"/>
      <style:text-properties fo:hyphenate="true"/>
    </style:style>
    <style:style style:name="T440" style:parent-style-name="Absatz-Standardschriftar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T441" style:parent-style-name="Absatz-Standardschriftart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style:style style:name="P442" style:parent-style-name="Standard" style:list-style-name="LFO5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 fo:hyphenate="true"/>
    </style:style>
    <style:style style:name="P443" style:parent-style-name="Standard" style:list-style-name="LFO5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44" style:parent-style-name="Standard" style:list-style-name="LFO5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en" style:country-asian="DE" fo:hyphenate="true"/>
    </style:style>
    <style:style style:name="P445" style:parent-style-name="Standard" style:list-style-name="LFO51" style:family="paragraph">
      <style:paragraph-properties fo:margin-top="0.0694in" fo:margin-bottom="0.0694in" fo:line-height="100%"/>
      <style:text-properties fo:hyphenate="true"/>
    </style:style>
    <style:style style:name="T446" style:parent-style-name="Absatz-Standardschriftart" style:family="text">
      <style:text-properties style:font-name="Times New Roman" style:font-name-asian="Times New Roman" fo:font-size="12pt" style:font-size-asian="12pt" style:font-size-complex="12pt" fo:language="de" fo:country="DE" style:language-asian="en" style:country-asian="DE"/>
    </style:style>
    <style:style style:name="T447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T448" style:parent-style-name="Absatz-Standardschriftart" style:family="text">
      <style:text-properties style:font-name="Segoe UI Emoji" style:font-name-complex="Segoe UI Emoji" fo:language="en" fo:country="DE"/>
    </style:style>
    <style:style style:name="T449" style:parent-style-name="Absatz-Standardschriftart" style:family="text">
      <style:text-properties fo:language="en" fo:country="DE"/>
    </style:style>
    <style:style style:name="T450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451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452" style:parent-style-name="Absatz-Standardschriftart" style:family="text">
      <style:text-properties fo:font-weight="bold" style:font-weight-asian="bold" style:font-weight-complex="bold" fo:language="en" fo:country="DE"/>
    </style:style>
    <style:style style:name="P453" style:parent-style-name="Standard" style:family="paragraph">
      <style:text-properties fo:language="de" fo:country="DE"/>
    </style:style>
    <style:style style:name="T454" style:parent-style-name="Absatz-Standardschriftart" style:family="text">
      <style:text-properties style:font-name="Segoe UI Emoji" style:font-name-complex="Segoe UI Emoji" fo:font-weight="bold" style:font-weight-asian="bold" style:font-weight-complex="bold" fo:language="de" fo:country="DE"/>
    </style:style>
    <style:style style:name="T455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456" style:parent-style-name="Absatz-Standardschriftart" style:family="text">
      <style:text-properties fo:font-weight="bold" style:font-weight-asian="bold" style:font-weight-complex="bold" fo:language="de" fo:country="DE"/>
    </style:style>
    <style:style style:name="P457" style:parent-style-name="Standard" style:family="paragraph">
      <style:text-properties fo:language="de" fo:country="DE"/>
    </style:style>
    <style:style style:name="T458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459" style:parent-style-name="Absatz-Standardschriftart" style:family="text">
      <style:text-properties fo:font-weight="bold" style:font-weight-asian="bold" style:font-weight-complex="bold" fo:language="de" fo:country="DE"/>
    </style:style>
    <style:style style:name="P460" style:parent-style-name="Standard" style:family="paragraph">
      <style:text-properties fo:language="de" fo:country="DE"/>
    </style:style>
    <style:style style:name="T461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462" style:parent-style-name="Absatz-Standardschriftart" style:family="text">
      <style:text-properties fo:font-weight="bold" style:font-weight-asian="bold" style:font-weight-complex="bold" fo:language="de" fo:country="DE"/>
    </style:style>
    <style:style style:name="P463" style:parent-style-name="Standard" style:family="paragraph">
      <style:text-properties fo:language="de" fo:country="DE"/>
    </style:style>
    <style:style style:name="T464" style:parent-style-name="Absatz-Standardschriftart" style:family="text">
      <style:text-properties style:font-name="Segoe UI Emoji" style:font-name-complex="Segoe UI Emoji" fo:language="en" fo:country="DE"/>
    </style:style>
    <style:style style:name="T465" style:parent-style-name="Absatz-Standardschriftart" style:family="text">
      <style:text-properties fo:language="de" fo:country="DE"/>
    </style:style>
    <style:style style:name="T466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467" style:parent-style-name="Absatz-Standardschriftart" style:family="text">
      <style:text-properties fo:font-weight="bold" style:font-weight-asian="bold" style:font-weight-complex="bold" fo:language="de" fo:country="DE"/>
    </style:style>
    <style:style style:name="T468" style:parent-style-name="Absatz-Standardschriftart" style:family="text">
      <style:text-properties fo:font-weight="bold" style:font-weight-asian="bold" style:font-weight-complex="bold" fo:language="de" fo:country="DE"/>
    </style:style>
    <style:style style:name="T469" style:parent-style-name="Absatz-Standardschriftart" style:family="text">
      <style:text-properties fo:language="de" fo:country="DE"/>
    </style:style>
    <style:style style:name="T470" style:parent-style-name="Absatz-Standardschriftart" style:family="text">
      <style:text-properties style:font-name="Segoe UI Emoji" style:font-name-complex="Segoe UI Emoji" fo:language="en" fo:country="DE"/>
    </style:style>
    <style:style style:name="T471" style:parent-style-name="Absatz-Standardschriftart" style:family="text">
      <style:text-properties style:font-name="Segoe UI Emoji" style:font-name-complex="Segoe UI Emoji" fo:language="en" fo:country="DE"/>
    </style:style>
    <style:style style:name="T472" style:parent-style-name="Absatz-Standardschriftart" style:family="text">
      <style:text-properties fo:language="de" fo:country="DE"/>
    </style:style>
    <style:style style:name="T473" style:parent-style-name="Absatz-Standardschriftart" style:family="text">
      <style:text-properties fo:font-weight="bold" style:font-weight-asian="bold" style:font-weight-complex="bold" fo:language="de" fo:country="DE"/>
    </style:style>
    <style:style style:name="T474" style:parent-style-name="Absatz-Standardschriftart" style:family="text">
      <style:text-properties fo:language="de" fo:country="DE"/>
    </style:style>
    <style:style style:name="T475" style:parent-style-name="Absatz-Standardschriftart" style:family="text">
      <style:text-properties fo:language="de" fo:country="DE"/>
    </style:style>
    <style:style style:name="T476" style:parent-style-name="Absatz-Standardschriftart" style:family="text">
      <style:text-properties fo:language="de" fo:country="DE"/>
    </style:style>
    <style:style style:name="T477" style:parent-style-name="Absatz-Standardschriftart" style:family="text">
      <style:text-properties style:font-name="Segoe UI Emoji" style:font-name-complex="Segoe UI Emoji" fo:language="en" fo:country="DE"/>
    </style:style>
    <style:style style:name="T478" style:parent-style-name="Absatz-Standardschriftart" style:family="text">
      <style:text-properties fo:language="de" fo:country="DE"/>
    </style:style>
    <style:style style:name="T479" style:parent-style-name="Absatz-Standardschriftart" style:family="text">
      <style:text-properties fo:font-weight="bold" style:font-weight-asian="bold" style:font-weight-complex="bold" fo:language="de" fo:country="DE"/>
    </style:style>
    <style:style style:name="T480" style:parent-style-name="Absatz-Standardschriftart" style:family="text">
      <style:text-properties fo:language="de" fo:country="DE"/>
    </style:style>
    <style:style style:name="T481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482" style:parent-style-name="Absatz-Standardschriftart" style:family="text">
      <style:text-properties fo:font-weight="bold" style:font-weight-asian="bold" style:font-weight-complex="bold" fo:language="de" fo:country="DE"/>
    </style:style>
    <style:style style:name="T483" style:parent-style-name="Absatz-Standardschriftart" style:family="text">
      <style:text-properties fo:language="de" fo:country="DE"/>
    </style:style>
    <style:style style:name="T484" style:parent-style-name="Absatz-Standardschriftart" style:family="text">
      <style:text-properties style:font-name="Segoe UI Emoji" style:font-name-complex="Segoe UI Emoji" fo:language="en" fo:country="DE"/>
    </style:style>
    <style:style style:name="T485" style:parent-style-name="Absatz-Standardschriftart" style:family="text">
      <style:text-properties style:font-name="Segoe UI Emoji" style:font-name-complex="Segoe UI Emoji" fo:language="en" fo:country="DE"/>
    </style:style>
    <style:style style:name="T486" style:parent-style-name="Absatz-Standardschriftart" style:family="text">
      <style:text-properties fo:language="de" fo:country="DE"/>
    </style:style>
    <style:style style:name="T487" style:parent-style-name="Absatz-Standardschriftart" style:family="text">
      <style:text-properties fo:font-weight="bold" style:font-weight-asian="bold" style:font-weight-complex="bold" fo:language="de" fo:country="DE"/>
    </style:style>
    <style:style style:name="T488" style:parent-style-name="Absatz-Standardschriftart" style:family="text">
      <style:text-properties fo:language="de" fo:country="DE"/>
    </style:style>
    <style:style style:name="T489" style:parent-style-name="Absatz-Standardschriftart" style:family="text">
      <style:text-properties fo:language="de" fo:country="DE"/>
    </style:style>
    <style:style style:name="T490" style:parent-style-name="Absatz-Standardschriftart" style:family="text">
      <style:text-properties fo:language="de" fo:country="DE"/>
    </style:style>
    <style:style style:name="T491" style:parent-style-name="Absatz-Standardschriftart" style:family="text">
      <style:text-properties style:font-name="Segoe UI Emoji" style:font-name-complex="Segoe UI Emoji" fo:language="en" fo:country="DE"/>
    </style:style>
    <style:style style:name="T492" style:parent-style-name="Absatz-Standardschriftart" style:family="text">
      <style:text-properties fo:language="de" fo:country="DE"/>
    </style:style>
    <style:style style:name="T493" style:parent-style-name="Absatz-Standardschriftart" style:family="text">
      <style:text-properties fo:font-weight="bold" style:font-weight-asian="bold" style:font-weight-complex="bold" fo:language="de" fo:country="DE"/>
    </style:style>
    <style:style style:name="T494" style:parent-style-name="Absatz-Standardschriftart" style:family="text">
      <style:text-properties fo:language="de" fo:country="DE"/>
    </style:style>
    <style:style style:name="T495" style:parent-style-name="Absatz-Standardschriftart" style:family="text">
      <style:text-properties style:font-name="Segoe UI Emoji" style:font-name-complex="Segoe UI Emoji" fo:language="en" fo:country="DE"/>
    </style:style>
    <style:style style:name="T496" style:parent-style-name="Absatz-Standardschriftart" style:family="text">
      <style:text-properties fo:language="de" fo:country="DE"/>
    </style:style>
    <style:style style:name="T497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498" style:parent-style-name="Absatz-Standardschriftart" style:family="text">
      <style:text-properties fo:font-weight="bold" style:font-weight-asian="bold" style:font-weight-complex="bold" fo:language="de" fo:country="DE"/>
    </style:style>
    <style:style style:name="P499" style:parent-style-name="Standard" style:family="paragraph">
      <style:text-properties fo:language="de" fo:country="DE"/>
    </style:style>
    <style:style style:name="T500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01" style:parent-style-name="Absatz-Standardschriftart" style:family="text">
      <style:text-properties fo:font-weight="bold" style:font-weight-asian="bold" style:font-weight-complex="bold" fo:language="de" fo:country="DE"/>
    </style:style>
    <style:style style:name="P502" style:parent-style-name="Standard" style:family="paragraph">
      <style:text-properties fo:language="de" fo:country="DE"/>
    </style:style>
    <style:style style:name="T503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04" style:parent-style-name="Absatz-Standardschriftart" style:family="text">
      <style:text-properties fo:font-weight="bold" style:font-weight-asian="bold" style:font-weight-complex="bold" fo:language="de" fo:country="DE"/>
    </style:style>
    <style:style style:name="P505" style:parent-style-name="Standard" style:family="paragraph">
      <style:text-properties fo:language="de" fo:country="DE"/>
    </style:style>
    <style:style style:name="T506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07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08" style:parent-style-name="Absatz-Standardschriftart" style:family="text">
      <style:text-properties fo:font-weight="bold" style:font-weight-asian="bold" style:font-weight-complex="bold" fo:language="de" fo:country="DE"/>
    </style:style>
    <style:style style:name="P509" style:parent-style-name="Standard" style:family="paragraph">
      <style:text-properties fo:language="de" fo:country="DE"/>
    </style:style>
    <style:style style:name="T510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11" style:parent-style-name="Absatz-Standardschriftart" style:family="text">
      <style:text-properties fo:font-weight="bold" style:font-weight-asian="bold" style:font-weight-complex="bold" fo:language="de" fo:country="DE"/>
    </style:style>
    <style:style style:name="P512" style:parent-style-name="Standard" style:family="paragraph">
      <style:text-properties fo:language="de" fo:country="DE"/>
    </style:style>
    <style:style style:name="T513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14" style:parent-style-name="Absatz-Standardschriftart" style:family="text">
      <style:text-properties fo:font-weight="bold" style:font-weight-asian="bold" style:font-weight-complex="bold" fo:language="de" fo:country="DE"/>
    </style:style>
    <style:style style:name="P515" style:parent-style-name="Standard" style:family="paragraph">
      <style:text-properties fo:language="de" fo:country="DE"/>
    </style:style>
    <style:style style:name="T516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17" style:parent-style-name="Absatz-Standardschriftart" style:family="text">
      <style:text-properties fo:font-weight="bold" style:font-weight-asian="bold" style:font-weight-complex="bold" fo:language="de" fo:country="DE"/>
    </style:style>
    <style:style style:name="P518" style:parent-style-name="Standard" style:family="paragraph">
      <style:text-properties fo:language="de" fo:country="DE"/>
    </style:style>
    <style:style style:name="T519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20" style:parent-style-name="Absatz-Standardschriftart" style:family="text">
      <style:text-properties fo:font-weight="bold" style:font-weight-asian="bold" style:font-weight-complex="bold" fo:language="de" fo:country="DE"/>
    </style:style>
    <style:style style:name="P521" style:parent-style-name="Standard" style:family="paragraph">
      <style:text-properties fo:language="de" fo:country="DE"/>
    </style:style>
    <style:style style:name="T522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23" style:parent-style-name="Absatz-Standardschriftart" style:family="text">
      <style:text-properties fo:font-weight="bold" style:font-weight-asian="bold" style:font-weight-complex="bold" fo:language="de" fo:country="DE"/>
    </style:style>
    <style:style style:name="T524" style:parent-style-name="Absatz-Standardschriftart" style:family="text">
      <style:text-properties fo:font-weight="bold" style:font-weight-asian="bold" style:font-weight-complex="bold" fo:language="de" fo:country="DE"/>
    </style:style>
    <style:style style:name="P525" style:parent-style-name="Standard" style:family="paragraph">
      <style:text-properties fo:language="de" fo:country="DE"/>
    </style:style>
    <style:style style:name="T526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27" style:parent-style-name="Absatz-Standardschriftart" style:family="text">
      <style:text-properties fo:font-weight="bold" style:font-weight-asian="bold" style:font-weight-complex="bold" fo:language="de" fo:country="DE"/>
    </style:style>
    <style:style style:name="P528" style:parent-style-name="Standard" style:family="paragraph">
      <style:text-properties fo:language="de" fo:country="DE"/>
    </style:style>
    <style:style style:name="T529" style:parent-style-name="Absatz-Standardschriftart" style:family="text">
      <style:text-properties style:font-name="Segoe UI Emoji" style:font-name-asian="MS Gothic" style:font-name-complex="Segoe UI Emoji" fo:font-weight="bold" style:font-weight-asian="bold" style:font-weight-complex="bold" fo:color="#4F81BD" fo:font-size="13pt" style:font-size-asian="13pt" style:font-size-complex="13pt"/>
    </style:style>
    <style:style style:name="T530" style:parent-style-name="Absatz-Standardschriftart" style:family="text">
      <style:text-properties style:font-name="Calibri" style:font-name-asian="MS Gothic" fo:font-weight="bold" style:font-weight-asian="bold" style:font-weight-complex="bold" fo:color="#4F81BD" fo:font-size="13pt" style:font-size-asian="13pt" style:font-size-complex="13pt" fo:language="de" fo:country="DE"/>
    </style:style>
    <style:style style:name="T531" style:parent-style-name="Überschrift2Zchn" style:family="text">
      <style:text-properties fo:language="de" fo:country="DE"/>
    </style:style>
    <style:style style:name="T532" style:parent-style-name="Überschrift2Zchn" style:family="text">
      <style:text-properties fo:language="de" fo:country="DE"/>
    </style:style>
    <style:style style:name="T533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34" style:parent-style-name="Absatz-Standardschriftart" style:family="text">
      <style:text-properties fo:font-weight="bold" style:font-weight-asian="bold" style:font-weight-complex="bold" fo:language="de" fo:country="DE"/>
    </style:style>
    <style:style style:name="T535" style:parent-style-name="Absatz-Standardschriftart" style:family="text">
      <style:text-properties fo:font-weight="bold" style:font-weight-asian="bold" style:font-weight-complex="bold" fo:language="de" fo:country="DE"/>
    </style:style>
    <style:style style:name="T536" style:parent-style-name="Absatz-Standardschriftart" style:family="text">
      <style:text-properties fo:language="de" fo:country="DE"/>
    </style:style>
    <style:style style:name="T537" style:parent-style-name="Absatz-Standardschriftart" style:family="text">
      <style:text-properties fo:language="de" fo:country="DE"/>
    </style:style>
    <style:style style:name="T538" style:parent-style-name="Absatz-Standardschriftart" style:family="text">
      <style:text-properties fo:language="de" fo:country="DE"/>
    </style:style>
    <style:style style:name="T539" style:parent-style-name="Absatz-Standardschriftart" style:family="text">
      <style:text-properties style:font-name="Segoe UI Emoji" style:font-name-complex="Segoe UI Emoji" fo:language="de" fo:country="DE"/>
    </style:style>
    <style:style style:name="T540" style:parent-style-name="Absatz-Standardschriftart" style:family="text">
      <style:text-properties style:font-name="Segoe UI Emoji" style:font-name-complex="Segoe UI Emoji" fo:language="en" fo:country="DE"/>
    </style:style>
    <style:style style:name="T541" style:parent-style-name="Absatz-Standardschriftart" style:family="text">
      <style:text-properties fo:language="de" fo:country="DE"/>
    </style:style>
    <style:style style:name="T542" style:parent-style-name="Absatz-Standardschriftart" style:family="text">
      <style:text-properties style:font-name="Segoe UI Emoji" style:font-name-complex="Segoe UI Emoji" fo:language="de" fo:country="DE"/>
    </style:style>
    <style:style style:name="T543" style:parent-style-name="Absatz-Standardschriftart" style:family="text">
      <style:text-properties style:font-name="Segoe UI Emoji" style:font-name-complex="Segoe UI Emoji" fo:language="en" fo:country="DE"/>
    </style:style>
    <style:style style:name="T544" style:parent-style-name="Absatz-Standardschriftart" style:family="text">
      <style:text-properties fo:language="de" fo:country="DE"/>
    </style:style>
    <style:style style:name="T545" style:parent-style-name="Absatz-Standardschriftart" style:family="text">
      <style:text-properties style:font-name="Segoe UI Emoji" style:font-name-complex="Segoe UI Emoji" fo:language="en" fo:country="DE"/>
    </style:style>
    <style:style style:name="T546" style:parent-style-name="Absatz-Standardschriftart" style:family="text">
      <style:text-properties fo:language="de" fo:country="DE"/>
    </style:style>
    <style:style style:name="T547" style:parent-style-name="Absatz-Standardschriftart" style:family="text">
      <style:text-properties style:font-name="Segoe UI Emoji" style:font-name-complex="Segoe UI Emoji" fo:language="en" fo:country="DE"/>
    </style:style>
    <style:style style:name="T548" style:parent-style-name="Absatz-Standardschriftart" style:family="text">
      <style:text-properties fo:language="de" fo:country="DE"/>
    </style:style>
    <style:style style:name="T549" style:parent-style-name="Absatz-Standardschriftart" style:family="text">
      <style:text-properties fo:language="de" fo:country="DE"/>
    </style:style>
    <style:style style:name="T550" style:parent-style-name="Absatz-Standardschriftart" style:family="text">
      <style:text-properties fo:language="de" fo:country="DE"/>
    </style:style>
    <style:style style:name="T551" style:parent-style-name="Absatz-Standardschriftart" style:family="text">
      <style:text-properties fo:font-weight="bold" style:font-weight-asian="bold" style:font-weight-complex="bold" fo:language="de" fo:country="DE"/>
    </style:style>
    <style:style style:name="P552" style:parent-style-name="Standard" style:list-style-name="LFO29" style:family="paragraph"/>
    <style:style style:name="T553" style:parent-style-name="Absatz-Standardschriftart" style:family="text">
      <style:text-properties fo:language="de" fo:country="DE"/>
    </style:style>
    <style:style style:name="T554" style:parent-style-name="Absatz-Standardschriftart" style:family="text">
      <style:text-properties style:font-name="Segoe UI Emoji" style:font-name-complex="Segoe UI Emoji" fo:language="en" fo:country="DE"/>
    </style:style>
    <style:style style:name="T555" style:parent-style-name="Absatz-Standardschriftart" style:family="text">
      <style:text-properties fo:language="de" fo:country="DE"/>
    </style:style>
    <style:style style:name="T556" style:parent-style-name="Absatz-Standardschriftart" style:family="text">
      <style:text-properties fo:font-weight="bold" style:font-weight-asian="bold" style:font-weight-complex="bold" fo:language="de" fo:country="DE"/>
    </style:style>
    <style:style style:name="T557" style:parent-style-name="Absatz-Standardschriftart" style:family="text">
      <style:text-properties fo:language="de" fo:country="DE"/>
    </style:style>
    <style:style style:name="P558" style:parent-style-name="Standard" style:list-style-name="LFO29" style:family="paragraph"/>
    <style:style style:name="T559" style:parent-style-name="Absatz-Standardschriftart" style:family="text">
      <style:text-properties fo:language="de" fo:country="DE"/>
    </style:style>
    <style:style style:name="T560" style:parent-style-name="Absatz-Standardschriftart" style:family="text">
      <style:text-properties style:font-name="Segoe UI Emoji" style:font-name-complex="Segoe UI Emoji" fo:language="en" fo:country="DE"/>
    </style:style>
    <style:style style:name="T561" style:parent-style-name="Absatz-Standardschriftart" style:family="text">
      <style:text-properties fo:language="de" fo:country="DE"/>
    </style:style>
    <style:style style:name="T562" style:parent-style-name="Absatz-Standardschriftart" style:family="text">
      <style:text-properties style:font-name="Segoe UI Emoji" style:font-name-complex="Segoe UI Emoji" fo:language="de" fo:country="DE"/>
    </style:style>
    <style:style style:name="T563" style:parent-style-name="Absatz-Standardschriftart" style:family="text">
      <style:text-properties style:font-name="Segoe UI Emoji" style:font-name-complex="Segoe UI Emoji" fo:language="en" fo:country="DE"/>
    </style:style>
    <style:style style:name="T564" style:parent-style-name="Absatz-Standardschriftart" style:family="text">
      <style:text-properties fo:language="de" fo:country="DE"/>
    </style:style>
    <style:style style:name="T565" style:parent-style-name="Absatz-Standardschriftart" style:family="text">
      <style:text-properties style:font-name="Segoe UI Emoji" style:font-name-complex="Segoe UI Emoji" fo:language="de" fo:country="DE"/>
    </style:style>
    <style:style style:name="T566" style:parent-style-name="Absatz-Standardschriftart" style:family="text">
      <style:text-properties style:font-name="Segoe UI Emoji" style:font-name-complex="Segoe UI Emoji" fo:language="en" fo:country="DE"/>
    </style:style>
    <style:style style:name="T567" style:parent-style-name="Absatz-Standardschriftart" style:family="text">
      <style:text-properties fo:language="de" fo:country="DE"/>
    </style:style>
    <style:style style:name="T568" style:parent-style-name="Absatz-Standardschriftart" style:family="text">
      <style:text-properties style:font-name="Segoe UI Emoji" style:font-name-complex="Segoe UI Emoji" fo:language="en" fo:country="DE"/>
    </style:style>
    <style:style style:name="T569" style:parent-style-name="Absatz-Standardschriftart" style:family="text">
      <style:text-properties fo:language="de" fo:country="DE"/>
    </style:style>
    <style:style style:name="T570" style:parent-style-name="Absatz-Standardschriftart" style:family="text">
      <style:text-properties style:font-name="Segoe UI Emoji" style:font-name-complex="Segoe UI Emoji" fo:language="en" fo:country="DE"/>
    </style:style>
    <style:style style:name="T571" style:parent-style-name="Absatz-Standardschriftart" style:family="text">
      <style:text-properties fo:language="de" fo:country="DE"/>
    </style:style>
    <style:style style:name="P572" style:parent-style-name="Standard" style:list-style-name="LFO29" style:family="paragraph"/>
    <style:style style:name="T573" style:parent-style-name="Absatz-Standardschriftart" style:family="text">
      <style:text-properties fo:font-weight="bold" style:font-weight-asian="bold" style:font-weight-complex="bold" fo:language="de" fo:country="DE"/>
    </style:style>
    <style:style style:name="T574" style:parent-style-name="Absatz-Standardschriftart" style:family="text">
      <style:text-properties fo:language="de" fo:country="DE"/>
    </style:style>
    <style:style style:name="T575" style:parent-style-name="Absatz-Standardschriftart" style:family="text">
      <style:text-properties style:font-name="Segoe UI Emoji" style:font-name-complex="Segoe UI Emoji" fo:language="en" fo:country="DE"/>
    </style:style>
    <style:style style:name="T576" style:parent-style-name="Absatz-Standardschriftart" style:family="text">
      <style:text-properties fo:language="de" fo:country="DE"/>
    </style:style>
    <style:style style:name="P577" style:parent-style-name="Standard" style:list-style-name="LFO29" style:family="paragraph"/>
    <style:style style:name="T578" style:parent-style-name="Absatz-Standardschriftart" style:family="text">
      <style:text-properties fo:font-weight="bold" style:font-weight-asian="bold" style:font-weight-complex="bold" fo:language="de" fo:country="DE"/>
    </style:style>
    <style:style style:name="T579" style:parent-style-name="Absatz-Standardschriftart" style:family="text">
      <style:text-properties fo:language="de" fo:country="DE"/>
    </style:style>
    <style:style style:name="T580" style:parent-style-name="Absatz-Standardschriftart" style:family="text">
      <style:text-properties fo:language="en" fo:country="DE"/>
    </style:style>
    <style:style style:name="T581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582" style:parent-style-name="Absatz-Standardschriftart" style:family="text">
      <style:text-properties fo:font-weight="bold" style:font-weight-asian="bold" style:font-weight-complex="bold" fo:language="de" fo:country="DE"/>
    </style:style>
    <style:style style:name="T583" style:parent-style-name="Absatz-Standardschriftart" style:family="text">
      <style:text-properties fo:font-weight="bold" style:font-weight-asian="bold" style:font-weight-complex="bold" fo:language="de" fo:country="DE"/>
    </style:style>
    <style:style style:name="T584" style:parent-style-name="Absatz-Standardschriftart" style:family="text">
      <style:text-properties fo:language="de" fo:country="DE"/>
    </style:style>
    <style:style style:name="T585" style:parent-style-name="Absatz-Standardschriftart" style:family="text">
      <style:text-properties fo:language="de" fo:country="DE"/>
    </style:style>
    <style:style style:name="T586" style:parent-style-name="Absatz-Standardschriftart" style:family="text">
      <style:text-properties fo:language="de" fo:country="DE"/>
    </style:style>
    <style:style style:name="T587" style:parent-style-name="Absatz-Standardschriftart" style:family="text">
      <style:text-properties style:font-name="Segoe UI Emoji" style:font-name-complex="Segoe UI Emoji" fo:language="en" fo:country="DE"/>
    </style:style>
    <style:style style:name="T588" style:parent-style-name="Absatz-Standardschriftart" style:family="text">
      <style:text-properties fo:language="de" fo:country="DE"/>
    </style:style>
    <style:style style:name="T589" style:parent-style-name="Absatz-Standardschriftart" style:family="text">
      <style:text-properties style:font-name="Segoe UI Emoji" style:font-name-complex="Segoe UI Emoji" fo:language="en" fo:country="DE"/>
    </style:style>
    <style:style style:name="T590" style:parent-style-name="Absatz-Standardschriftart" style:family="text">
      <style:text-properties fo:language="de" fo:country="DE"/>
    </style:style>
    <style:style style:name="T591" style:parent-style-name="Absatz-Standardschriftart" style:family="text">
      <style:text-properties fo:font-weight="bold" style:font-weight-asian="bold" style:font-weight-complex="bold" fo:language="de" fo:country="DE"/>
    </style:style>
    <style:style style:name="P592" style:parent-style-name="Standard" style:list-style-name="LFO30" style:family="paragraph"/>
    <style:style style:name="T593" style:parent-style-name="Absatz-Standardschriftart" style:family="text">
      <style:text-properties fo:font-weight="bold" style:font-weight-asian="bold" style:font-weight-complex="bold" fo:language="de" fo:country="DE"/>
    </style:style>
    <style:style style:name="T594" style:parent-style-name="Absatz-Standardschriftart" style:family="text">
      <style:text-properties fo:language="de" fo:country="DE"/>
    </style:style>
    <style:style style:name="T595" style:parent-style-name="Absatz-Standardschriftart" style:family="text">
      <style:text-properties style:font-name="Segoe UI Emoji" style:font-name-complex="Segoe UI Emoji" fo:language="en" fo:country="DE"/>
    </style:style>
    <style:style style:name="T596" style:parent-style-name="Absatz-Standardschriftart" style:family="text">
      <style:text-properties fo:language="de" fo:country="DE"/>
    </style:style>
    <style:style style:name="T597" style:parent-style-name="Absatz-Standardschriftart" style:family="text">
      <style:text-properties fo:font-weight="bold" style:font-weight-asian="bold" style:font-weight-complex="bold" fo:language="de" fo:country="DE"/>
    </style:style>
    <style:style style:name="T598" style:parent-style-name="Absatz-Standardschriftart" style:family="text">
      <style:text-properties fo:language="de" fo:country="DE"/>
    </style:style>
    <style:style style:name="T599" style:parent-style-name="Absatz-Standardschriftart" style:family="text">
      <style:text-properties fo:font-weight="bold" style:font-weight-asian="bold" style:font-weight-complex="bold" fo:language="de" fo:country="DE"/>
    </style:style>
    <style:style style:name="T600" style:parent-style-name="Absatz-Standardschriftart" style:family="text">
      <style:text-properties fo:language="de" fo:country="DE"/>
    </style:style>
    <style:style style:name="T601" style:parent-style-name="Absatz-Standardschriftart" style:family="text">
      <style:text-properties fo:language="en" fo:country="DE"/>
    </style:style>
    <style:style style:name="P602" style:parent-style-name="Standard" style:list-style-name="LFO30" style:family="paragraph"/>
    <style:style style:name="T603" style:parent-style-name="Absatz-Standardschriftart" style:family="text">
      <style:text-properties fo:font-weight="bold" style:font-weight-asian="bold" style:font-weight-complex="bold" fo:language="de" fo:country="DE"/>
    </style:style>
    <style:style style:name="T604" style:parent-style-name="Absatz-Standardschriftart" style:family="text">
      <style:text-properties fo:language="de" fo:country="DE"/>
    </style:style>
    <style:style style:name="T605" style:parent-style-name="Absatz-Standardschriftart" style:family="text">
      <style:text-properties fo:font-weight="bold" style:font-weight-asian="bold" style:font-weight-complex="bold" fo:language="de" fo:country="DE"/>
    </style:style>
    <style:style style:name="T606" style:parent-style-name="Absatz-Standardschriftart" style:family="text">
      <style:text-properties fo:language="de" fo:country="DE"/>
    </style:style>
    <style:style style:name="T607" style:parent-style-name="Absatz-Standardschriftart" style:family="text">
      <style:text-properties style:font-name="Segoe UI Emoji" style:font-name-complex="Segoe UI Emoji" fo:language="en" fo:country="DE"/>
    </style:style>
    <style:style style:name="T608" style:parent-style-name="Absatz-Standardschriftart" style:family="text">
      <style:text-properties fo:language="de" fo:country="DE"/>
    </style:style>
    <style:style style:name="T609" style:parent-style-name="Absatz-Standardschriftart" style:family="text">
      <style:text-properties style:font-name="Segoe UI Emoji" style:font-name-complex="Segoe UI Emoji" fo:language="en" fo:country="DE"/>
    </style:style>
    <style:style style:name="T610" style:parent-style-name="Absatz-Standardschriftart" style:family="text">
      <style:text-properties fo:language="de" fo:country="DE"/>
    </style:style>
    <style:style style:name="T611" style:parent-style-name="Absatz-Standardschriftart" style:family="text">
      <style:text-properties style:font-name="Segoe UI Emoji" style:font-name-complex="Segoe UI Emoji" fo:language="en" fo:country="DE"/>
    </style:style>
    <style:style style:name="T612" style:parent-style-name="Absatz-Standardschriftart" style:family="text">
      <style:text-properties fo:language="de" fo:country="DE"/>
    </style:style>
    <style:style style:name="P613" style:parent-style-name="Standard" style:list-style-name="LFO30" style:family="paragraph"/>
    <style:style style:name="T614" style:parent-style-name="Absatz-Standardschriftart" style:family="text">
      <style:text-properties fo:font-weight="bold" style:font-weight-asian="bold" style:font-weight-complex="bold" fo:language="de" fo:country="DE"/>
    </style:style>
    <style:style style:name="T615" style:parent-style-name="Absatz-Standardschriftart" style:family="text">
      <style:text-properties fo:language="de" fo:country="DE"/>
    </style:style>
    <style:style style:name="T616" style:parent-style-name="Absatz-Standardschriftart" style:family="text">
      <style:text-properties style:font-name="Segoe UI Emoji" style:font-name-complex="Segoe UI Emoji" fo:language="en" fo:country="DE"/>
    </style:style>
    <style:style style:name="T617" style:parent-style-name="Absatz-Standardschriftart" style:family="text">
      <style:text-properties fo:language="de" fo:country="DE"/>
    </style:style>
    <style:style style:name="T618" style:parent-style-name="Absatz-Standardschriftart" style:family="text">
      <style:text-properties style:font-name="Segoe UI Emoji" style:font-name-complex="Segoe UI Emoji" fo:language="en" fo:country="DE"/>
    </style:style>
    <style:style style:name="T619" style:parent-style-name="Absatz-Standardschriftart" style:family="text">
      <style:text-properties fo:language="de" fo:country="DE"/>
    </style:style>
    <style:style style:name="T620" style:parent-style-name="Absatz-Standardschriftart" style:family="text">
      <style:text-properties fo:language="en" fo:country="DE"/>
    </style:style>
    <style:style style:name="T621" style:parent-style-name="Absatz-Standardschriftart" style:family="text">
      <style:text-properties fo:font-weight="bold" style:font-weight-asian="bold" style:font-weight-complex="bold" fo:language="en" fo:country="DE"/>
    </style:style>
    <style:style style:name="T622" style:parent-style-name="Absatz-Standardschriftart" style:family="text">
      <style:text-properties fo:language="en" fo:country="DE"/>
    </style:style>
    <style:style style:name="P623" style:parent-style-name="Standard" style:list-style-name="LFO30" style:family="paragraph"/>
    <style:style style:name="T624" style:parent-style-name="Absatz-Standardschriftart" style:family="text">
      <style:text-properties fo:font-weight="bold" style:font-weight-asian="bold" style:font-weight-complex="bold" fo:language="de" fo:country="DE"/>
    </style:style>
    <style:style style:name="T625" style:parent-style-name="Absatz-Standardschriftart" style:family="text">
      <style:text-properties fo:language="de" fo:country="DE"/>
    </style:style>
    <style:style style:name="T626" style:parent-style-name="Absatz-Standardschriftart" style:family="text">
      <style:text-properties fo:font-weight="bold" style:font-weight-asian="bold" style:font-weight-complex="bold" fo:language="de" fo:country="DE"/>
    </style:style>
    <style:style style:name="T627" style:parent-style-name="Absatz-Standardschriftart" style:family="text">
      <style:text-properties fo:language="de" fo:country="DE"/>
    </style:style>
    <style:style style:name="T628" style:parent-style-name="Absatz-Standardschriftart" style:family="text">
      <style:text-properties fo:font-weight="bold" style:font-weight-asian="bold" style:font-weight-complex="bold" fo:language="de" fo:country="DE"/>
    </style:style>
    <style:style style:name="T629" style:parent-style-name="Absatz-Standardschriftart" style:family="text">
      <style:text-properties fo:language="de" fo:country="DE"/>
    </style:style>
    <style:style style:name="T630" style:parent-style-name="Absatz-Standardschriftart" style:family="text">
      <style:text-properties fo:language="en" fo:country="DE"/>
    </style:style>
    <style:style style:name="T631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632" style:parent-style-name="Absatz-Standardschriftart" style:family="text">
      <style:text-properties fo:font-weight="bold" style:font-weight-asian="bold" style:font-weight-complex="bold" fo:language="de" fo:country="DE"/>
    </style:style>
    <style:style style:name="T633" style:parent-style-name="Absatz-Standardschriftart" style:family="text">
      <style:text-properties fo:font-weight="bold" style:font-weight-asian="bold" style:font-weight-complex="bold" fo:language="de" fo:country="DE"/>
    </style:style>
    <style:style style:name="T634" style:parent-style-name="Absatz-Standardschriftart" style:family="text">
      <style:text-properties fo:language="de" fo:country="DE"/>
    </style:style>
    <style:style style:name="T635" style:parent-style-name="Absatz-Standardschriftart" style:family="text">
      <style:text-properties fo:language="de" fo:country="DE"/>
    </style:style>
    <style:style style:name="T636" style:parent-style-name="Absatz-Standardschriftart" style:family="text">
      <style:text-properties fo:font-weight="bold" style:font-weight-asian="bold" style:font-weight-complex="bold" fo:language="en" fo:country="DE"/>
    </style:style>
    <style:style style:name="P637" style:parent-style-name="Standard" style:list-style-name="LFO31" style:family="paragraph"/>
    <style:style style:name="T638" style:parent-style-name="Absatz-Standardschriftart" style:family="text">
      <style:text-properties fo:font-weight="bold" style:font-weight-asian="bold" style:font-weight-complex="bold" fo:language="de" fo:country="DE"/>
    </style:style>
    <style:style style:name="T639" style:parent-style-name="Absatz-Standardschriftart" style:family="text">
      <style:text-properties style:font-name="Segoe UI Emoji" style:font-name-complex="Segoe UI Emoji" fo:font-weight="bold" style:font-weight-asian="bold" style:font-weight-complex="bold" fo:language="en" fo:country="DE"/>
    </style:style>
    <style:style style:name="T640" style:parent-style-name="Absatz-Standardschriftart" style:family="text">
      <style:text-properties fo:font-weight="bold" style:font-weight-asian="bold" style:font-weight-complex="bold" fo:language="de" fo:country="DE"/>
    </style:style>
    <style:style style:name="T641" style:parent-style-name="Absatz-Standardschriftart" style:family="text">
      <style:text-properties fo:language="de" fo:country="DE"/>
    </style:style>
    <style:style style:name="T642" style:parent-style-name="Absatz-Standardschriftart" style:family="text">
      <style:text-properties style:font-name="Segoe UI Emoji" style:font-name-complex="Segoe UI Emoji" fo:language="en" fo:country="DE"/>
    </style:style>
    <style:style style:name="T643" style:parent-style-name="Absatz-Standardschriftart" style:family="text">
      <style:text-properties fo:language="de" fo:country="DE"/>
    </style:style>
    <style:style style:name="T644" style:parent-style-name="Absatz-Standardschriftart" style:family="text">
      <style:text-properties style:font-name="Segoe UI Emoji" style:font-name-complex="Segoe UI Emoji" fo:language="en" fo:country="DE"/>
    </style:style>
    <style:style style:name="T645" style:parent-style-name="Absatz-Standardschriftart" style:family="text">
      <style:text-properties fo:language="de" fo:country="DE"/>
    </style:style>
    <style:style style:name="T646" style:parent-style-name="Absatz-Standardschriftart" style:family="text">
      <style:text-properties fo:language="en" fo:country="DE"/>
    </style:style>
    <style:style style:name="T647" style:parent-style-name="Absatz-Standardschriftart" style:family="text">
      <style:text-properties fo:language="en" fo:country="DE"/>
    </style:style>
    <style:style style:name="P648" style:parent-style-name="Standard" style:list-style-name="LFO31" style:family="paragraph"/>
    <style:style style:name="T649" style:parent-style-name="Absatz-Standardschriftart" style:family="text">
      <style:text-properties fo:font-weight="bold" style:font-weight-asian="bold" style:font-weight-complex="bold" fo:language="de" fo:country="DE"/>
    </style:style>
    <style:style style:name="T650" style:parent-style-name="Absatz-Standardschriftart" style:family="text">
      <style:text-properties fo:language="de" fo:country="DE"/>
    </style:style>
    <style:style style:name="T651" style:parent-style-name="Absatz-Standardschriftart" style:family="text">
      <style:text-properties fo:font-weight="bold" style:font-weight-asian="bold" style:font-weight-complex="bold" fo:language="de" fo:country="DE"/>
    </style:style>
    <style:style style:name="T652" style:parent-style-name="Absatz-Standardschriftart" style:family="text">
      <style:text-properties fo:language="de" fo:country="DE"/>
    </style:style>
    <style:style style:name="T653" style:parent-style-name="Absatz-Standardschriftart" style:family="text">
      <style:text-properties fo:font-weight="bold" style:font-weight-asian="bold" style:font-weight-complex="bold" fo:language="de" fo:country="DE"/>
    </style:style>
    <style:style style:name="T654" style:parent-style-name="Absatz-Standardschriftart" style:family="text">
      <style:text-properties fo:language="de" fo:country="DE"/>
    </style:style>
    <style:style style:name="T655" style:parent-style-name="Absatz-Standardschriftart" style:family="text">
      <style:text-properties fo:language="en" fo:country="DE"/>
    </style:style>
    <style:style style:name="P656" style:parent-style-name="Standard" style:list-style-name="LFO31" style:family="paragraph"/>
    <style:style style:name="T657" style:parent-style-name="Absatz-Standardschriftart" style:family="text">
      <style:text-properties fo:font-weight="bold" style:font-weight-asian="bold" style:font-weight-complex="bold" fo:language="de" fo:country="DE"/>
    </style:style>
    <style:style style:name="T658" style:parent-style-name="Absatz-Standardschriftart" style:family="text">
      <style:text-properties fo:language="de" fo:country="DE"/>
    </style:style>
    <style:style style:name="T659" style:parent-style-name="Absatz-Standardschriftart" style:family="text">
      <style:text-properties fo:language="en" fo:country="DE"/>
    </style:style>
    <style:style style:name="P660" style:parent-style-name="Standard" style:list-style-name="LFO31" style:family="paragraph"/>
    <style:style style:name="T661" style:parent-style-name="Absatz-Standardschriftart" style:family="text">
      <style:text-properties fo:font-weight="bold" style:font-weight-asian="bold" style:font-weight-complex="bold" fo:language="de" fo:country="DE"/>
    </style:style>
    <style:style style:name="T662" style:parent-style-name="Absatz-Standardschriftart" style:family="text">
      <style:text-properties fo:language="de" fo:country="DE"/>
    </style:style>
    <style:style style:name="T663" style:parent-style-name="Absatz-Standardschriftart" style:family="text">
      <style:text-properties fo:language="en" fo:country="DE"/>
    </style:style>
    <style:style style:name="P664" style:parent-style-name="Standard" style:family="paragraph">
      <style:text-properties fo:language="de" fo:country="DE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 draw:shadow="visible" draw:shadow-offset-x="0in" draw:shadow-offset-y="0.02515in" draw:shadow-color="#000000" draw:shadow-opacity="35%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 draw:shadow="visible" draw:shadow-offset-x="0in" draw:shadow-offset-y="0.02515in" draw:shadow-color="#000000" draw:shadow-opacity="35%"/>
    </style:style>
  </office:automatic-styles>
  <office:body>
    <office:text text:use-soft-page-breaks="true">
      <text:p text:style-name="P1">„Kapiert?!“</text:p>
      <text:p text:style-name="P2">Kommunikation erleben – Missverständnisse verstehen – Theorien spielerisch anwenden</text:p>
      <text:h text:style-name="P3" text:outline-level="1">Zweck &amp; Zielgruppe</text:h>
      <text:p text:style-name="P4">„Kapiert?!“ ist ein Kartenset, das Kommunikation erlebbar macht und verschiedene Modelle spielerisch vermittelt. Es<text:s/>eignet sich für:<text:line-break/>- Trainer*innen, Coaches und Pädagog*innen zur Vermittlung von Kommunikationstheorien.<text:line-break/>- Teams und Gruppen zur Reflexion und zum Teambuilding.<text:line-break/>- Privatpersonen, die ihre eigenen Kommunikationsmuster entdecken möchten.<text:line-break/><text:line-break/>Ziel ist es, Missverständnisse zu erkennen, unterschiedliche Ausdrucksweisen auszuprobieren und Kommunikationsmodelle in der Praxis zu verstehen.</text:p>
      <text:h text:style-name="P5" text:outline-level="1">Grundprinzip des Spiels</text:h>
      <text:p text:style-name="Standard"><text:span text:style-name="T6">Das Spiel basiert auf einem wiederholbaren Ablauf:</text:span><text:span text:style-name="T7"><text:line-break/></text:span><text:span text:style-name="T8">1. Eine Person zieht eine Senderkarte (</text:span>📨<text:span text:style-name="T9">) und übermittelt eine der vier aufgedruckten Botschaften.</text:span><text:span text:style-name="T10"><text:line-break/></text:span><text:span text:style-name="T11">2. Eine andere Person zieht eine Empfängerkarte (</text:span>👂<text:span text:style-name="T12">) und reagiert entsprechend. Optional können Haltungskarten (</text:span>🎭<text:span text:style-name="T13">) hinzugezogen werden.</text:span><text:span text:style-name="T14"><text:line-break/></text:span><text:span text:style-name="T15">3. In einer anschließenden Reflexion diskutieren die Spieler das Erlebte.</text:span><text:span text:style-name="T16"><text:line-break/></text:span><text:span text:style-name="T17"><text:line-break/></text:span>👉<text:span text:style-name="T18"><text:s/>Jede Runde kann mit einer neuen Senderkarte oder Empfängerkarten gestartet werden, sodass unterschiedliche Varianten ausprobiert werden können.</text:span></text:p>
      <text:h text:style-name="P19" text:outline-level="1">Theorien im Hintergrund</text:h>
      <text:h text:style-name="P20" text:outline-level="2">Sender → Medium → Empfänger</text:h>
      <text:p text:style-name="Standard"><text:span text:style-name="T21">Jede Kommunikation lässt sich in drei Elemente zerlegen:</text:span><text:span text:style-name="T22"><text:line-break/></text:span><text:span text:style-name="T23">-<text:s/></text:span>📨<text:span text:style-name="T24"><text:s/>Sender: die Person, die eine Botschaft übermittelt.</text:span><text:span text:style-name="T25"><text:line-break/></text:span><text:span text:style-name="T26">-<text:s/></text:span>📡<text:span text:style-name="T27"><text:s/>Medium: der Kanal, verbal, nonverbal, schriftlich, …</text:span><text:span text:style-name="T28"><text:line-break/></text:span><text:span text:style-name="T29">-<text:s/></text:span>👂<text:span text:style-name="T30"><text:s/>Empfänger: die Person, die hört, interpretiert und reagiert.</text:span><text:span text:style-name="T31"><text:line-break/></text:span><text:span text:style-name="T32"><text:line-break/></text:span><text:span text:style-name="T33">Missverständnisse entstehen, weil sich beim Sender, im Medium oder beim Empfänger die ursprünglich intendierte Nachricht verändert. Unterschiedliche Medien sind unterschiedlich gut geeignet, die Nachricht zu transportieren.</text:span></text:p>
      <text:soft-page-break/>
      <text:h text:style-name="P34" text:outline-level="2">Vier-Seiten-Modell nach Friedemann Schulz von Thun</text:h>
      <text:p text:style-name="Standard"><text:span text:style-name="T35">Kernidee: Jede Nachricht enthält vier Seiten:</text:span><text:span text:style-name="T36"><text:line-break/></text:span><text:span text:style-name="T37">• ⚙</text:span>️<text:span text:style-name="T38"><text:s/>Sachinhalt</text:span><text:span text:style-name="T39"><text:line-break/></text:span><text:span text:style-name="T40">• ❤</text:span>️<text:span text:style-name="T41"><text:s/>Selbstoffenbarung</text:span><text:span text:style-name="T42"><text:line-break/></text:span><text:span text:style-name="T43">•<text:s/></text:span>🤝<text:span text:style-name="T44"><text:s/>Beziehung</text:span><text:span text:style-name="T45"><text:line-break/></text:span><text:span text:style-name="T46">•<text:s/></text:span>👉<text:span text:style-name="T47"><text:s/>Appell</text:span><text:span text:style-name="T48"><text:line-break/></text:span><text:span text:style-name="T49">Empfänger hören mit unterschiedlichen Ohren.</text:span><text:span text:style-name="T50"><text:line-break/></text:span><text:span text:style-name="T51"><text:line-break/></text:span><text:span text:style-name="T52">Im Spiel: Empfängerkarten repräsentieren diese vier Ebenen.</text:span></text:p>
      <text:h text:style-name="P53" text:outline-level="2">Gewaltfreie Kommunikation (GFK) nach Marshall Rosenberg</text:h>
      <text:p text:style-name="Standard"><text:span text:style-name="T54">Kernidee: Kommunikation gelingt, wenn Beobachtungen, Gefühle, Bedürfnisse und Bitten klar unterschieden werden.</text:span><text:span text:style-name="T55"><text:line-break/></text:span><text:span text:style-name="T56">Vier Schritte:</text:span><text:span text:style-name="T57"><text:line-break/></text:span><text:span text:style-name="T58">• Beobachtung</text:span><text:span text:style-name="T59"><text:line-break/></text:span><text:span text:style-name="T60">• Gefühl</text:span><text:span text:style-name="T61"><text:line-break/></text:span><text:span text:style-name="T62">• Bedürfnis</text:span><text:span text:style-name="T63"><text:line-break/></text:span><text:span text:style-name="T64">• Bitte</text:span><text:span text:style-name="T65"><text:line-break/></text:span><text:span text:style-name="T66"><text:line-break/></text:span><text:span text:style-name="T67">Metaphern:</text:span><text:span text:style-name="T68"><text:line-break/></text:span><text:span text:style-name="T69">•<text:s/></text:span>🦒<text:span text:style-name="T70"><text:s/>Giraffensprache (bedürfnisorientiert, verbindend)</text:span><text:span text:style-name="T71"><text:line-break/></text:span><text:span text:style-name="T72">•<text:s/></text:span>🐺<text:span text:style-name="T73"><text:s/>Wolfsprache (wertend, vorwurfsvoll)</text:span><text:span text:style-name="T74"><text:line-break/></text:span><text:span text:style-name="T75"><text:line-break/></text:span><text:span text:style-name="T76">Dazu Giraffen- und Wolfsohren: empathisches vs. wertendes Hören</text:span><text:span text:style-name="T77">.</text:span><text:span text:style-name="T78"><text:line-break/></text:span><text:span text:style-name="T79"><text:line-break/></text:span><text:span text:style-name="T80">Im Spiel: Karten enthalten sowohl GFK- als auch Nicht-GFK-Aussagen. Haltungskarten (</text:span>🎭<text:span text:style-name="T81">) mit Giraffen- oder Wolfs</text:span><text:span text:style-name="T82">symbol</text:span><text:span text:style-name="T83"><text:s/>machen erfahrbar, wie unterschiedlich Botschaften gehört oder gesagt werden können.</text:span></text:p>
      <text:h text:style-name="P84" text:outline-level="1">Spielvarianten</text:h>
      <text:h text:style-name="P85" text:outline-level="2">Vier-Seiten-Modell (Schulz von Thun)</text:h>
      <text:list text:style-name="LFO7_1" text:continue-numbering="true">
        <text:list-item>
          <text:p text:style-name="P86"><text:span text:style-name="T87">Einzel: Sender zieht eine<text:s/></text:span><text:span text:style-name="T88">📨</text:span><text:span text:style-name="T89"><text:s/>Senderkarte und spielt Satz 1 (kurze Aussage). Empfänger zieht eine<text:s/></text:span><text:span text:style-name="T90">👂</text:span><text:span text:style-name="T91"><text:s/>Karte (</text:span><text:span text:style-name="T92">⚙</text:span><text:span text:style-name="T93">️</text:span><text:span text:style-name="T94">,<text:s/></text:span><text:span text:style-name="T95">❤</text:span><text:span text:style-name="T96">️</text:span><text:span text:style-name="T97">,<text:s/></text:span><text:span text:style-name="T98">🤝</text:span><text:span text:style-name="T99">,<text:s/></text:span><text:span text:style-name="T100">👉</text:span><text:span text:style-name="T101">) und reagiert entsprechend.</text:span></text:p>
        </text:list-item>
        <text:list-item>
          <text:p text:style-name="P102"><text:span text:style-name="T103">Gruppenvariante: Mehrere<text:s/></text:span><text:span text:style-name="T104">Empfänger ziehen unterschiedliche<text:s/></text:span><text:span text:style-name="T105">👂</text:span><text:span text:style-name="T106"><text:s/>Karten und reagieren nacheinander auf Satz 1 derselben Karte.</text:span></text:p>
        </text:list-item>
        <text:list-item>
          <text:p text:style-name="P107"><text:span text:style-name="T108">Fun-Variante: Empfänger reagiert verdeckt mit einer<text:s/></text:span><text:span text:style-name="T109">👂</text:span><text:span text:style-name="T110"><text:s/>Karte. Gruppe rät, mit welchem Ohr auf Satz 1 gehört wurde.</text:span></text:p>
        </text:list-item>
      </text:list>
      <text:soft-page-break/>
      <text:h text:style-name="P111" text:outline-level="2">Gewaltfreie Kommunikation (GFK, Rosenberg)</text:h>
      <text:list text:style-name="LFO8" text:continue-numbering="true">
        <text:list-item>
          <text:p text:style-name="P112"><text:span text:style-name="T113">Variante A – Sprache: Sender zieht eine<text:s/></text:span><text:span text:style-name="T114">📨</text:span><text:span text:style-name="T115"><text:s/>Senderkarte und spielt zuerst Satz 3 (Vorwurf) und in der nächsten Runde Satz 4 (GFK-Botschaft). Empfänger reagiert ohne Karte.</text:span></text:p>
        </text:list-item>
        <text:list-item>
          <text:p text:style-name="P116"><text:span text:style-name="T117">Variante B – Empfängerhaltung: Sender zieht eine<text:s/></text:span><text:span text:style-name="T118">📨</text:span><text:span text:style-name="T119"><text:s/>Senderkarte und spielt Satz 1. Empfänger zieht eine<text:s/></text:span><text:span text:style-name="T120">🎭</text:span><text:span text:style-name="T121"><text:s/>Haltungskarte (</text:span><text:span text:style-name="T122">🦒</text:span><text:span text:style-name="T123"><text:s/>oder<text:s/></text:span><text:span text:style-name="T124">🐺</text:span><text:span text:style-name="T125">) und reagiert entsprechend.</text:span></text:p>
        </text:list-item>
        <text:list-item>
          <text:p text:style-name="P126"><text:span text:style-name="T127">Variante C: Senderhaltung: Sender zieht eine<text:s/></text:span><text:span text:style-name="T128">📨</text:span><text:span text:style-name="T129"><text:s/>Senderkarte und eine<text:s/></text:span><text:span text:style-name="T130">🎭</text:span><text:span text:style-name="T131"><text:s/>Haltungskarte (</text:span><text:span text:style-name="T132">🦒</text:span><text:span text:style-name="T133"><text:s/>oder<text:s/></text:span><text:span text:style-name="T134">🐺</text:span><text:span text:style-name="T135">). Sender spielt Satz 1 gemäß Haltungskarte. Empfänger reagiert ohne Karte.</text:span></text:p>
        </text:list-item>
        <text:list-item>
          <text:p text:style-name="P136">Gruppenvariante: Mehrere Empfänger reagieren nacheinander auf Satz 3 und Satz 4 derselben Karte.<text:s/></text:p>
        </text:list-item>
      </text:list>
      <text:h text:style-name="P137" text:outline-level="2">Freestyle</text:h>
      <text:p text:style-name="Standard">🎲<text:span text:style-name="T138"><text:s/>Freestyle-Challenges: Sender erhält eine Freestyle-Aufgabe (z. B. „Bitte um ein Glas Wasser“) statt einer<text:s/></text:span>📨<text:span text:style-name="T139"><text:s/>Karte. Danach ziehen Sender und Empfänger je eine<text:s/></text:span>🎭<text:span text:style-name="T140"><text:s/>Haltungs-Karte (</text:span>🦒<text:span text:style-name="T141"><text:s/>oder<text:s/></text:span>🐺<text:span text:style-name="T142">) und der Empfänger eine<text:s/></text:span>👂<text:span text:style-name="T143"><text:s/>Karte.</text:span><text:span text:style-name="T144"><text:line-break/></text:span><text:span text:style-name="T145">Der Sender versucht über mehrere Runden seine Aufgabe zu erfüllen und beachtet dabei die Haltungskarte. Der Sender antwortet gemäß<text:s/></text:span>👂<text:span text:style-name="T146"><text:s/>Karte und Haltungskarte.<text:s/></text:span><text:span text:style-name="T147"><text:line-break/></text:span><text:span text:style-name="T148">Die Haltungs- und<text:s/></text:span>👂<text:span text:style-name="T149"><text:s/>Karte werden in jeder Runde neu gezogen.</text:span><text:span text:style-name="T150"><text:line-break/></text:span><text:span text:style-name="T151">Das Spiel endet wenn die Aufgabe erfüllt wurde</text:span></text:p>
      <text:h text:style-name="P152" text:outline-level="1">Weitere Ideen</text:h>
      <text:p text:style-name="P153">Es gibt unzählige Spielvarianten. Z. B.:<text:line-break/><text:line-break/>1. Sender–Medium–Empfänger bewusst machen: Sender übermittelt dieselbe Botschaft verbal (Satz 1), nonverbal (Satz 2) oder schriftlich. Gruppe reflektiert: Welches Medium transportiert die Nachricht am klarsten?<text:line-break/><text:line-break/>2. Sendergefühle variieren: Der Sender spricht die Botschaft mit einer vorgegebenen Emotion (z. B. Wut, Angst, Freude, Traurigkeit, Neutralität). Reflexion: Wie beeinflusst das Gefühl die Wirkung?<text:line-break/><text:line-break/>3. Empfängergefühle variieren: Der Empfänger reagiert so, als wäre er selbst wütend, ängstlich, gleichgültig oder fröhlich. Die Gruppe kann versuchen zu erraten, welches Gefühl gespielt wurde.<text:line-break/><text:line-break/></text:p>
      <text:soft-page-break/>
      <text:h text:style-name="Überschrift1" text:outline-level="1">Übersichtstabelle über die Varianten</text:h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header-rows>
          <table:table-row table:style-name="TableRow159">
            <table:table-cell table:style-name="TableCell160">
              <text:p text:style-name="P161">Variante</text:p>
            </table:table-cell>
            <table:table-cell table:style-name="TableCell162">
              <text:p text:style-name="P163">Karten</text:p>
            </table:table-cell>
            <table:table-cell table:style-name="TableCell164">
              <text:p text:style-name="P165">Theorie</text:p>
            </table:table-cell>
            <table:table-cell table:style-name="TableCell166">
              <text:p text:style-name="P167">Besonderheit</text:p>
            </table:table-cell>
          </table:table-row>
        </table:table-header-rows>
        <table:table-row table:style-name="TableRow168">
          <table:table-cell table:style-name="TableCell169">
            <text:p text:style-name="P170">Vier-Seiten Einzel</text:p>
          </table:table-cell>
          <table:table-cell table:style-name="TableCell171">
            <text:p text:style-name="Standard"><text:span text:style-name="T172">📨</text:span><text:span text:style-name="T173"><text:s/>(Satz 1) +<text:s/></text:span><text:span text:style-name="T174">👂</text:span></text:p>
          </table:table-cell>
          <table:table-cell table:style-name="TableCell175">
            <text:p text:style-name="P176">Vier-Seiten-Modell</text:p>
          </table:table-cell>
          <table:table-cell table:style-name="TableCell177">
            <text:p text:style-name="P178">Wirkung der vier Ohren erleben</text:p>
          </table:table-cell>
        </table:table-row>
        <table:table-row table:style-name="TableRow179">
          <table:table-cell table:style-name="TableCell180">
            <text:p text:style-name="P181">Vier-Seiten Gruppe</text:p>
          </table:table-cell>
          <table:table-cell table:style-name="TableCell182">
            <text:p text:style-name="Standard"><text:span text:style-name="T183">📨</text:span><text:span text:style-name="T184"><text:s/>(Satz 1) + mehrere<text:s/></text:span><text:span text:style-name="T185">👂</text:span></text:p>
          </table:table-cell>
          <table:table-cell table:style-name="TableCell186">
            <text:p text:style-name="P187">Vier-Seiten-Modell</text:p>
          </table:table-cell>
          <table:table-cell table:style-name="TableCell188">
            <text:p text:style-name="P189">Unterschiedliche Wahrnehmungen sichtbar</text:p>
          </table:table-cell>
        </table:table-row>
        <table:table-row table:style-name="TableRow190">
          <table:table-cell table:style-name="TableCell191">
            <text:p text:style-name="P192">Vier-Seiten Fun</text:p>
          </table:table-cell>
          <table:table-cell table:style-name="TableCell193">
            <text:p text:style-name="Standard"><text:span text:style-name="T194">📨</text:span><text:span text:style-name="T195"><text:s/>(Satz 1) +<text:s/></text:span><text:span text:style-name="T196">👂</text:span><text:span text:style-name="T197"><text:s/>(verdeckt)</text:span></text:p>
          </table:table-cell>
          <table:table-cell table:style-name="TableCell198">
            <text:p text:style-name="P199">Vier-Seiten-Modell</text:p>
          </table:table-cell>
          <table:table-cell table:style-name="TableCell200">
            <text:p text:style-name="P201">Ratespiel: Welches Ohr wurde genutzt?</text:p>
          </table:table-cell>
        </table:table-row>
        <table:table-row table:style-name="TableRow202">
          <table:table-cell table:style-name="TableCell203">
            <text:p text:style-name="P204">GFK Variante A – Sprache</text:p>
          </table:table-cell>
          <table:table-cell table:style-name="TableCell205">
            <text:p text:style-name="Standard"><text:span text:style-name="T206">📨</text:span><text:span text:style-name="T207"><text:s/>(Satz 3+4)</text:span></text:p>
          </table:table-cell>
          <table:table-cell table:style-name="TableCell208">
            <text:p text:style-name="P209">Gewaltfreie Kommunikation</text:p>
          </table:table-cell>
          <table:table-cell table:style-name="TableCell210">
            <text:p text:style-name="P211">Vergleich Vorwurf vs. Bedürfnis (nacheinander gespielt)</text:p>
          </table:table-cell>
        </table:table-row>
        <table:table-row table:style-name="TableRow212">
          <table:table-cell table:style-name="TableCell213">
            <text:p text:style-name="P214">GFK Variante B –<text:s/>Empfängerhaltung</text:p>
          </table:table-cell>
          <table:table-cell table:style-name="TableCell215">
            <text:p text:style-name="Standard"><text:span text:style-name="T216">📨</text:span><text:span text:style-name="T217"><text:s/>(Satz 1) +<text:s/></text:span><text:span text:style-name="T218">🎭</text:span><text:span text:style-name="T219"><text:s/>(Empfänger)</text:span></text:p>
          </table:table-cell>
          <table:table-cell table:style-name="TableCell220">
            <text:p text:style-name="P221">Gewaltfreie Kommunikation</text:p>
          </table:table-cell>
          <table:table-cell table:style-name="TableCell222">
            <text:p text:style-name="P223">Wirkung empathischen vs. wertenden Hörens</text:p>
          </table:table-cell>
        </table:table-row>
        <table:table-row table:style-name="TableRow224">
          <table:table-cell table:style-name="TableCell225">
            <text:p text:style-name="P226">GFK Variante C – Senderhaltung</text:p>
          </table:table-cell>
          <table:table-cell table:style-name="TableCell227">
            <text:p text:style-name="Standard"><text:span text:style-name="T228">📨</text:span><text:span text:style-name="T229"><text:s/>(Satz 1) +<text:s/></text:span><text:span text:style-name="T230">🎭</text:span><text:span text:style-name="T231"><text:s/>(Sender)</text:span></text:p>
          </table:table-cell>
          <table:table-cell table:style-name="TableCell232">
            <text:p text:style-name="P233">Gewaltfreie Kommunikation</text:p>
          </table:table-cell>
          <table:table-cell table:style-name="TableCell234">
            <text:p text:style-name="P235">Wirkung empathischer vs. wertender Sprache</text:p>
          </table:table-cell>
        </table:table-row>
        <table:table-row table:style-name="TableRow236">
          <table:table-cell table:style-name="TableCell237">
            <text:p text:style-name="P238">GFK Gruppe</text:p>
          </table:table-cell>
          <table:table-cell table:style-name="TableCell239">
            <text:p text:style-name="Standard"><text:span text:style-name="T240">📨</text:span><text:span text:style-name="T241"><text:s/>(Satz 3+4) + mehrere<text:s/></text:span><text:span text:style-name="T242">👂</text:span></text:p>
          </table:table-cell>
          <table:table-cell table:style-name="TableCell243">
            <text:p text:style-name="P244">Gewaltfreie Kommunikation</text:p>
          </table:table-cell>
          <table:table-cell table:style-name="TableCell245">
            <text:p text:style-name="P246">Unterschiedliche Reaktionen auf Vorwurf vs. Bedürfnis</text:p>
          </table:table-cell>
        </table:table-row>
        <table:table-row table:style-name="TableRow247">
          <table:table-cell table:style-name="TableCell248">
            <text:p text:style-name="P249">Freestyle-Challenge</text:p>
          </table:table-cell>
          <table:table-cell table:style-name="TableCell250">
            <text:p text:style-name="Standard"><text:span text:style-name="T251">🎲</text:span><text:span text:style-name="T252"><text:s/>Freestyle-Aufgabe +<text:s/></text:span><text:span text:style-name="T253">🎭</text:span><text:span text:style-name="T254"><text:s/>+<text:s/></text:span><text:span text:style-name="T255">👂</text:span></text:p>
          </table:table-cell>
          <table:table-cell table:style-name="TableCell256">
            <text:p text:style-name="P257">Mix (GFK + Vier-Seiten)</text:p>
          </table:table-cell>
          <table:table-cell table:style-name="TableCell258">
            <text:p text:style-name="P259">Mehrere Runden, wechselnde Karten, Aufgabe endet bei Erfolg</text:p>
          </table:table-cell>
        </table:table-row>
        <table:table-row table:style-name="TableRow260">
          <table:table-cell table:style-name="TableCell261">
            <text:p text:style-name="P262">Weitere<text:s/>Ideen – Medium</text:p>
          </table:table-cell>
          <table:table-cell table:style-name="TableCell263">
            <text:p text:style-name="Standard"><text:span text:style-name="T264">📨</text:span><text:span text:style-name="T265"><text:s/>(Satz 1/2 oder schriftlich) +<text:s/></text:span><text:span text:style-name="T266">👂</text:span></text:p>
          </table:table-cell>
          <table:table-cell table:style-name="TableCell267">
            <text:p text:style-name="P268">Sender–Medium–Empfänger</text:p>
          </table:table-cell>
          <table:table-cell table:style-name="TableCell269">
            <text:p text:style-name="P270">Unterschied der Medien wird erfahrbar</text:p>
          </table:table-cell>
        </table:table-row>
        <table:table-row table:style-name="TableRow271">
          <table:table-cell table:style-name="TableCell272">
            <text:p text:style-name="P273">Weitere Ideen – Sendergefühle</text:p>
          </table:table-cell>
          <table:table-cell table:style-name="TableCell274">
            <text:p text:style-name="Standard"><text:span text:style-name="T275">📨</text:span><text:span text:style-name="T276"><text:s/>(Satz 1) + Emotion</text:span></text:p>
          </table:table-cell>
          <table:table-cell table:style-name="TableCell277">
            <text:p text:style-name="P278">Emotion / Wirkung</text:p>
          </table:table-cell>
          <table:table-cell table:style-name="TableCell279">
            <text:p text:style-name="P280">Wirkung verschiedener Gefühle</text:p>
          </table:table-cell>
        </table:table-row>
        <table:table-row table:style-name="TableRow281">
          <table:table-cell table:style-name="TableCell282">
            <text:p text:style-name="P283">Weitere Ideen – Empfängergefühle</text:p>
          </table:table-cell>
          <table:table-cell table:style-name="TableCell284">
            <text:p text:style-name="Standard"><text:span text:style-name="T285">📨</text:span><text:span text:style-name="T286"><text:s/>(Satz 1) +<text:s/></text:span><text:span text:style-name="T287">👂</text:span><text:span text:style-name="T288"><text:s/>+ Emotion</text:span></text:p>
          </table:table-cell>
          <table:table-cell table:style-name="TableCell289">
            <text:p text:style-name="P290">Emotion / Wirkung</text:p>
          </table:table-cell>
          <table:table-cell table:style-name="TableCell291">
            <text:p text:style-name="P292">Gruppe rät, welches Gefühl gespielt wurde</text:p>
          </table:table-cell>
        </table:table-row>
      </table:table>
      <text:soft-page-break/>
      <text:h text:style-name="P293" text:outline-level="1">Karten</text:h>
      <text:h text:style-name="Überschrift2" text:outline-level="2"><text:span text:style-name="T294">📨</text:span><text:span text:style-name="T295"> Senderkarten</text:span></text:h>
      <text:h text:style-name="P296" text:outline-level="3"><text:span text:style-name="T297">🍞</text:span><text:span text:style-name="T298"><text:s/>Hunger</text:span></text:h>
      <text:list text:style-name="LFO32" text:continue-numbering="true">
        <text:list-item>
          <text:p text:style-name="P299">Ich habe Hunger.</text:p>
        </text:list-item>
        <text:list-item>
          <text:p text:style-name="P300">Drücke Hunger aus, ohne zu sprechen.</text:p>
        </text:list-item>
        <text:list-item>
          <text:p text:style-name="P301">Du denkst nie an mein Essen!</text:p>
        </text:list-item>
        <text:list-item>
          <text:p text:style-name="P302">Ich habe schon lange nichts mehr<text:s/>gegessen und ich fühle mich<text:s/>schwach. Mir würde Essen gut<text:s/>tun. Hol mir bitte ein Joghurt.</text:p>
        </text:list-item>
      </text:list>
      <text:h text:style-name="P303" text:outline-level="3"><text:span text:style-name="T304">💧</text:span><text:span text:style-name="T305"><text:s/>Durst</text:span></text:h>
      <text:list text:style-name="LFO33" text:continue-numbering="true">
        <text:list-item>
          <text:p text:style-name="P306">Ich habe Durst.</text:p>
        </text:list-item>
        <text:list-item>
          <text:p text:style-name="P307">Drücke Durst aus, ohne zu sprechen.</text:p>
        </text:list-item>
        <text:list-item>
          <text:p text:style-name="P308">Du sorgst nie dafür, dass etwas zu trinken da ist!</text:p>
        </text:list-item>
        <text:list-item>
          <text:p text:style-name="P309"><text:span text:style-name="T310">Mein Glas ist leer und ich fühle mich durstig. Mir wäre etwas zu trinken wichtig.<text:s/></text:span><text:span text:style-name="T311">Schenk mir bitte ein Glas Wasser ein.</text:span></text:p>
        </text:list-item>
      </text:list>
      <text:h text:style-name="P312" text:outline-level="3"><text:span text:style-name="T313">😴</text:span><text:span text:style-name="T314"><text:s/>Müdigkeit</text:span></text:h>
      <text:list text:style-name="LFO34" text:continue-numbering="true">
        <text:list-item>
          <text:p text:style-name="P315">Ich bin müde.</text:p>
        </text:list-item>
        <text:list-item>
          <text:p text:style-name="P316">Drücke Müdigkeit aus, ohne zu sprechen.</text:p>
        </text:list-item>
        <text:list-item>
          <text:p text:style-name="P317">Wegen dir kann ich nicht schlafen!</text:p>
        </text:list-item>
        <text:list-item>
          <text:p text:style-name="P318">Wir arbeiten seit drei Stunden ohne Pause und ich fühle mich erschöpft. Mir würde eine kurze Erholung gut tun. Erlaube mir bitte einen kurzen Powernap.</text:p>
        </text:list-item>
      </text:list>
      <text:h text:style-name="P319" text:outline-level="3"><text:span text:style-name="T320">🌟</text:span><text:span text:style-name="T321"><text:s/>Anerkennung</text:span></text:h>
      <text:list text:style-name="LFO35" text:continue-numbering="true">
        <text:list-item>
          <text:p text:style-name="P322">Ich möchte Anerkennung.</text:p>
        </text:list-item>
        <text:list-item>
          <text:p text:style-name="P323">Drücke den Wunsch nach Anerkennung aus, ohne zu sprechen.</text:p>
        </text:list-item>
        <text:list-item>
          <text:p text:style-name="P324">Du siehst nie, was ich alles mache!</text:p>
        </text:list-item>
        <text:list-item>
          <text:p text:style-name="P325"><text:span text:style-name="T326">Ich habe den Bericht fertiggestellt und bin nervös. Mir wäre deine Rückmeldung wichtig.<text:s/></text:span><text:span text:style-name="T327">Sag mir bitte deine Meinung dazu.</text:span></text:p>
        </text:list-item>
      </text:list>
      <text:h text:style-name="P328" text:outline-level="3"><text:span text:style-name="T329">🤫</text:span><text:span text:style-name="T330"><text:s/>Ruhe</text:span></text:h>
      <text:list text:style-name="LFO36" text:continue-numbering="true">
        <text:list-item>
          <text:p text:style-name="P331">Ich brauche Ruhe.</text:p>
        </text:list-item>
        <text:list-item>
          <text:p text:style-name="P332">Drücke das Bedürfnis nach Ruhe aus, ohne zu sprechen.</text:p>
        </text:list-item>
        <text:list-item>
          <text:p text:style-name="P333">Du bist immer so laut!</text:p>
        </text:list-item>
        <text:list-item>
          <text:p text:style-name="P334">Es ist hier sehr laut und ich fühle mich angespannt. Mir wäre Ruhe wichtig. Stell bitte deine Musik leiser.</text:p>
        </text:list-item>
      </text:list>
      <text:soft-page-break/>
      <text:h text:style-name="P335" text:outline-level="3"><text:span text:style-name="T336">🛡️</text:span><text:span text:style-name="T337"><text:s/>Sicherheit</text:span></text:h>
      <text:list text:style-name="LFO37" text:continue-numbering="true">
        <text:list-item>
          <text:p text:style-name="P338">Ich will mich sicher fühlen.</text:p>
        </text:list-item>
        <text:list-item>
          <text:p text:style-name="P339">Drücke das Bedürfnis nach Sicherheit aus, ohne zu sprechen.</text:p>
        </text:list-item>
        <text:list-item>
          <text:p text:style-name="P340">Du machst mir ständig Angst!</text:p>
        </text:list-item>
        <text:list-item>
          <text:p text:style-name="P341">Die Tür ist offen und ich fühle mich unruhig. Mir wäre Sicherheit wichtig. Schließ bitte die Tür.</text:p>
        </text:list-item>
      </text:list>
      <text:h text:style-name="P342" text:outline-level="3"><text:span text:style-name="T343">🤗</text:span><text:span text:style-name="T344"><text:s/>Nähe</text:span></text:h>
      <text:list text:style-name="LFO38" text:continue-numbering="true">
        <text:list-item>
          <text:p text:style-name="P345">Ich möchte Nähe.</text:p>
        </text:list-item>
        <text:list-item>
          <text:p text:style-name="P346">Drücke den Wunsch nach Nähe aus, ohne zu sprechen.</text:p>
        </text:list-item>
        <text:list-item>
          <text:p text:style-name="P347">Du lässt mich immer allein zurück!</text:p>
        </text:list-item>
        <text:list-item>
          <text:p text:style-name="P348">Wir sitzen schon lange nebeneinander und ich fühle mich einsam.<text:s/>Mir würde Nähe gut tun. Nimm<text:s/>mich bitte in den Arm.</text:p>
        </text:list-item>
      </text:list>
      <text:h text:style-name="P349" text:outline-level="3"><text:span text:style-name="T350">🗝️</text:span><text:span text:style-name="T351"><text:s/>Autonomie</text:span></text:h>
      <text:list text:style-name="LFO39" text:continue-numbering="true">
        <text:list-item>
          <text:p text:style-name="P352">Ich möchte selbst entscheiden.</text:p>
        </text:list-item>
        <text:list-item>
          <text:p text:style-name="P353">Drücke den Wunsch nach Autonomie aus, ohne zu sprechen.</text:p>
        </text:list-item>
        <text:list-item>
          <text:p text:style-name="P354">Du willst mir immer alles vorschreiben!</text:p>
        </text:list-item>
        <text:list-item>
          <text:p text:style-name="P355"><text:span text:style-name="T356">Du hast entschieden, ohne mich einzubeziehen, und ich fühle mich frustriert.<text:s/></text:span><text:span text:style-name="T357">Mir wäre Selbstbestimmung wichtig. Lass mich bitte selbst entscheiden.</text:span></text:p>
        </text:list-item>
      </text:list>
      <text:h text:style-name="P358" text:outline-level="3"><text:span text:style-name="T359">👂</text:span><text:span text:style-name="T360"><text:s/>Verständnis</text:span></text:h>
      <text:list text:style-name="LFO40" text:continue-numbering="true">
        <text:list-item>
          <text:p text:style-name="P361">Ich möchte verstanden werden.</text:p>
        </text:list-item>
        <text:list-item>
          <text:p text:style-name="P362">Drücke den Wunsch nach Verständnis aus, ohne zu sprechen.</text:p>
        </text:list-item>
        <text:list-item>
          <text:p text:style-name="P363">Du hörst mir nie richtig zu!</text:p>
        </text:list-item>
        <text:list-item>
          <text:p text:style-name="P364">Während ich sprach, hast du aufs Handy geschaut und ich fühle mich traurig. Mir wäre Verständnis wichtig. Wiederhole bitte, was du gehört hast.</text:p>
        </text:list-item>
      </text:list>
      <text:h text:style-name="P365" text:outline-level="3"><text:span text:style-name="T366">👥</text:span><text:span text:style-name="T367"><text:s/>Zugehörigkeit</text:span></text:h>
      <text:list text:style-name="LFO41" text:continue-numbering="true">
        <text:list-item>
          <text:p text:style-name="P368">Ich möchte dazugehören.</text:p>
        </text:list-item>
        <text:list-item>
          <text:p text:style-name="P369">Drücke das Bedürfnis nach Zugehörigkeit aus, ohne zu sprechen.</text:p>
        </text:list-item>
        <text:list-item>
          <text:p text:style-name="P370">Du schließt mich ständig aus!</text:p>
        </text:list-item>
        <text:list-item>
          <text:p text:style-name="P371"><text:span text:style-name="T372">Ihr habt euch verabredet ohne mich und ich fühle mich einsam. Mir wäre es wichtig, dazu zu gehören.<text:s/></text:span><text:span text:style-name="T373">Bezieht mich bitte in eure Runde ein.</text:span></text:p>
        </text:list-item>
      </text:list>
      <text:h text:style-name="P374" text:outline-level="3"><text:span text:style-name="T375">🎉</text:span><text:span text:style-name="T376"><text:s/>Freude</text:span></text:h>
      <text:list text:style-name="LFO42" text:continue-numbering="true">
        <text:list-item>
          <text:p text:style-name="P377">Ich möchte Freude haben.</text:p>
        </text:list-item>
        <text:list-item>
          <text:p text:style-name="P378">Drücke das Bedürfnis nach Freude aus, ohne zu sprechen.</text:p>
        </text:list-item>
        <text:list-item>
          <text:p text:style-name="P379">Du machst alles immer so langweilig!</text:p>
        </text:list-item>
        <text:list-item>
          <text:p text:style-name="P380">Wir sitzen hier schon eine Stunde still nebeneinander und ich fühle mich gelangweilt. Mir würde Freude gut tun. Spiel bitte etwas mit mir.</text:p>
        </text:list-item>
      </text:list>
      <text:h text:style-name="P381" text:outline-level="3"><text:span text:style-name="T382">🔍</text:span><text:span text:style-name="T383"><text:s/>Klarheit</text:span></text:h>
      <text:list text:style-name="LFO43" text:continue-numbering="true">
        <text:list-item>
          <text:p text:style-name="P384">Ich brauche Klarheit.</text:p>
        </text:list-item>
        <text:list-item>
          <text:p text:style-name="P385">Drücke das Bedürfnis nach Klarheit aus, ohne zu sprechen.</text:p>
        </text:list-item>
        <text:list-item>
          <text:p text:style-name="P386">Du lässt mich völlig im Unklaren!</text:p>
        </text:list-item>
        <text:list-item>
          <text:p text:style-name="P387">Die Aufgaben wurden nicht erklärt und ich fühle mich verwirrt. Mir wäre Klarheit wichtig. Erklär mir bitte die nächsten Schritte.</text:p>
        </text:list-item>
      </text:list>
      <text:h text:style-name="P388" text:outline-level="3"><text:span text:style-name="T389">🏃</text:span><text:span text:style-name="T390"><text:s/>Bewegung</text:span></text:h>
      <text:list text:style-name="LFO44" text:continue-numbering="true">
        <text:list-item>
          <text:p text:style-name="P391">Ich will mich bewegen.</text:p>
        </text:list-item>
        <text:list-item>
          <text:p text:style-name="P392">Drücke das Bedürfnis nach Bewegung aus, ohne zu sprechen.</text:p>
        </text:list-item>
        <text:list-item>
          <text:p text:style-name="P393">Du lässt mich hier ewig rumsitzen!</text:p>
        </text:list-item>
        <text:list-item>
          <text:p text:style-name="P394"><text:span text:style-name="T395">Wir sitzen seit zwei Stunden und ich fühle mich unruhig. Mir würde Bewegung gut tun.<text:s/></text:span><text:span text:style-name="T396">Lass uns kurz Gymnastik machen.</text:span></text:p>
        </text:list-item>
      </text:list>
      <text:h text:style-name="P397" text:outline-level="3"><text:span text:style-name="T398">🤝</text:span><text:span text:style-name="T399"><text:s/>Unterstützung</text:span></text:h>
      <text:list text:style-name="LFO45" text:continue-numbering="true">
        <text:list-item>
          <text:p text:style-name="P400">Ich brauche Unterstützung.</text:p>
        </text:list-item>
        <text:list-item>
          <text:p text:style-name="P401">Drücke das Bedürfnis nach Unterstützung aus, ohne zu sprechen.</text:p>
        </text:list-item>
        <text:list-item>
          <text:p text:style-name="P402">Du lässt mich mit allem allein!</text:p>
        </text:list-item>
        <text:list-item>
          <text:p text:style-name="P403">Ich arbeite gerade alleine und fühle mich überfordert. Mir wäre Unterstützung wichtig. Hilf mir bitte bei der Aufgabe.</text:p>
        </text:list-item>
      </text:list>
      <text:h text:style-name="P404" text:outline-level="3"><text:span text:style-name="T405">🎨</text:span><text:span text:style-name="T406"><text:s/>Kreativität</text:span></text:h>
      <text:list text:style-name="LFO46" text:continue-numbering="true">
        <text:list-item>
          <text:p text:style-name="P407">Ich möchte kreativ sein.</text:p>
        </text:list-item>
        <text:list-item>
          <text:p text:style-name="P408">Drücke das Bedürfnis nach Kreativität aus, ohne zu sprechen.</text:p>
        </text:list-item>
        <text:list-item>
          <text:p text:style-name="P409">Du machst alles immer gleich!</text:p>
        </text:list-item>
        <text:list-item>
          <text:p text:style-name="P410">Wir machen das seit Tagen gleich und ich fühle mich unzufrieden. Mir wäre Abwechslung wichtig. Schlag mir bitte eine neue Idee vor.</text:p>
        </text:list-item>
      </text:list>
      <text:h text:style-name="P411" text:outline-level="3"><text:span text:style-name="T412">📐</text:span><text:span text:style-name="T413"><text:s/>Ordnung</text:span></text:h>
      <text:list text:style-name="LFO47" text:continue-numbering="true">
        <text:list-item>
          <text:p text:style-name="P414">Ich möchte Ordnung haben.</text:p>
        </text:list-item>
        <text:list-item>
          <text:p text:style-name="P415">Drücke das Bedürfnis nach Ordnung aus, ohne zu sprechen.</text:p>
        </text:list-item>
        <text:list-item>
          <text:p text:style-name="P416">Du lässt immer alles rumliegen!</text:p>
        </text:list-item>
        <text:list-item>
          <text:p text:style-name="P417">Auf dem Tisch liegt alles verstreut und ich fühle mich unruhig. Mir wäre Ordnung wichtig. Räum bitte mit mir den Tisch auf.</text:p>
        </text:list-item>
      </text:list>
      <text:soft-page-break/>
      <text:h text:style-name="P418" text:outline-level="3"><text:span text:style-name="T419">🕊️</text:span><text:span text:style-name="T420"><text:s/>Freiheit</text:span></text:h>
      <text:list text:style-name="LFO48" text:continue-numbering="true">
        <text:list-item>
          <text:p text:style-name="P421">Ich will frei sein.</text:p>
        </text:list-item>
        <text:list-item>
          <text:p text:style-name="P422">Drücke das Bedürfnis nach Freiheit aus, ohne zu sprechen.</text:p>
        </text:list-item>
        <text:list-item>
          <text:p text:style-name="P423">Du schreibst mir ständig vor, wie ich’s machen soll!</text:p>
        </text:list-item>
        <text:list-item>
          <text:p text:style-name="P424">Du hast mir Vorgaben gemacht und ich fühle mich unwohl. Mir wäre Freiheit wichtig. Lass mich bitte meinen Weg selbst wählen.</text:p>
        </text:list-item>
      </text:list>
      <text:h text:style-name="P425" text:outline-level="3"><text:span text:style-name="T426">🔒</text:span><text:span text:style-name="T427"><text:s/>Vertrauen</text:span></text:h>
      <text:list text:style-name="LFO49" text:continue-numbering="true">
        <text:list-item>
          <text:p text:style-name="P428">Ich möchte vertrauen können.</text:p>
        </text:list-item>
        <text:list-item>
          <text:p text:style-name="P429">Drücke das Bedürfnis nach Vertrauen aus, ohne zu sprechen.</text:p>
        </text:list-item>
        <text:list-item>
          <text:p text:style-name="P430">Du enttäuschst mich immer wieder!</text:p>
        </text:list-item>
        <text:list-item>
          <text:p text:style-name="P431">Du bist nicht pünktlich gekommen und ich fühle mich unsicher. Mir wäre Verlässlichkeit wichtig. Sei bitte morgen pünktlich da.</text:p>
        </text:list-item>
      </text:list>
      <text:h text:style-name="P432" text:outline-level="3"><text:span text:style-name="T433">🧭</text:span><text:span text:style-name="T434"><text:s/>Sinn</text:span></text:h>
      <text:list text:style-name="LFO50" text:continue-numbering="true">
        <text:list-item>
          <text:p text:style-name="P435">Ich möchte Sinn erleben.</text:p>
        </text:list-item>
        <text:list-item>
          <text:p text:style-name="P436">Drücke das Bedürfnis nach Sinn aus, ohne zu sprechen.</text:p>
        </text:list-item>
        <text:list-item>
          <text:p text:style-name="P437">Du machst alles ohne Sinn und Zweck!</text:p>
        </text:list-item>
        <text:list-item>
          <text:p text:style-name="P438">Wir wiederholen diese Aufgabe zum dritten Mal und ich fühle mich frustriert. Mir wäre Sinn wichtig. Erklär mir bitte, warum wir das machen.</text:p>
        </text:list-item>
      </text:list>
      <text:h text:style-name="P439" text:outline-level="3"><text:span text:style-name="T440">🌿</text:span><text:span text:style-name="T441"><text:s/>Entspannung</text:span></text:h>
      <text:list text:style-name="LFO51" text:continue-numbering="true">
        <text:list-item>
          <text:p text:style-name="P442">Ich brauche Entspannung.</text:p>
        </text:list-item>
        <text:list-item>
          <text:p text:style-name="P443">Drücke das Bedürfnis nach Entspannung aus, ohne zu sprechen.</text:p>
        </text:list-item>
        <text:list-item>
          <text:p text:style-name="P444">Du stresst mich total mit deinem Tempo!</text:p>
        </text:list-item>
        <text:list-item>
          <text:p text:style-name="P445"><text:span text:style-name="T446">Wir arbeiten ohne Pause und ich fühle mich angespannt. Mir würde eine Auszeit gut tun.<text:s/></text:span><text:span text:style-name="T447">Lass uns bitte fünf Minuten Pause machen.</text:span></text:p>
        </text:list-item>
      </text:list>
      <text:h text:style-name="Überschrift2" text:outline-level="2"><text:span text:style-name="T448">👂</text:span><text:span text:style-name="T449"> Empfängerkarten</text:span></text:h>
      <text:p text:style-name="Standard"><text:span text:style-name="T450">⚙</text:span><text:span text:style-name="T451">️</text:span><text:span text:style-name="T452"> Sachohr</text:span></text:p>
      <text:p text:style-name="P453">→ Du hörst nur auf die Fakten.</text:p>
      <text:p text:style-name="Standard"><text:span text:style-name="T454">❤</text:span><text:span text:style-name="T455">️</text:span><text:span text:style-name="T456"> Selbstoffenbarungsohr</text:span></text:p>
      <text:p text:style-name="P457">→ Du hörst, was der andere über sich preisgibt.</text:p>
      <text:p text:style-name="Standard"><text:span text:style-name="T458">🤝</text:span><text:span text:style-name="T459"> Beziehungsohr</text:span></text:p>
      <text:p text:style-name="P460">→ Du hörst, was es über eure Beziehung aussagt.</text:p>
      <text:soft-page-break/>
      <text:p text:style-name="Standard"><text:span text:style-name="T461">👉</text:span><text:span text:style-name="T462"> Appellohr</text:span></text:p>
      <text:p text:style-name="P463">→ Du hörst, was der andere von dir will.</text:p>
      <text:h text:style-name="Überschrift2" text:outline-level="2"><text:span text:style-name="T464">🎭</text:span><text:span text:style-name="T465"> Haltungskarten</text:span></text:h>
      <text:p text:style-name="Standard"><text:span text:style-name="T466">🦒</text:span><text:span text:style-name="T467"><text:s/></text:span><text:span text:style-name="T468">Giraffenhaltung - 2 Karten</text:span></text:p>
      <text:p text:style-name="Standard"><text:span text:style-name="T469">→<text:s/></text:span><text:span text:style-name="T470">🎙</text:span><text:span text:style-name="T471">️</text:span><text:span text:style-name="T472"> </text:span><text:span text:style-name="T473">Sender:</text:span><text:span text:style-name="T474"> „Sprich freundlich, empathisch und mit Fokus auf Bedürfnisse.“</text:span><text:span text:style-name="T475"><text:line-break/></text:span><text:span text:style-name="T476">→<text:s/></text:span><text:span text:style-name="T477">👂</text:span><text:span text:style-name="T478"> </text:span><text:span text:style-name="T479">Empfänger:</text:span><text:span text:style-name="T480"> „Höre wohlwollend zu und frage nach den Bedürfnissen, die du wahrnimmst.“</text:span></text:p>
      <text:p text:style-name="Standard"><text:span text:style-name="T481">🐺</text:span><text:span text:style-name="T482"><text:s/>Wolfshaltung - 2 Karten</text:span></text:p>
      <text:p text:style-name="Standard"><text:span text:style-name="T483">→<text:s/></text:span><text:span text:style-name="T484">🎙</text:span><text:span text:style-name="T485">️</text:span><text:span text:style-name="T486"> </text:span><text:span text:style-name="T487">Sender:</text:span><text:span text:style-name="T488"> „Sprich kritisch, wertend oder vorwurfsvoll.“</text:span><text:span text:style-name="T489"><text:line-break/></text:span><text:span text:style-name="T490">→<text:s/></text:span><text:span text:style-name="T491">👂</text:span><text:span text:style-name="T492"> </text:span><text:span text:style-name="T493">Empfänger:</text:span><text:span text:style-name="T494"> „Höre so, als ob du dich angegriffen fühlst, und reagiere aus der Verteidigung.“</text:span></text:p>
      <text:h text:style-name="Überschrift2" text:outline-level="2"><text:span text:style-name="T495">🎲</text:span><text:span text:style-name="T496"> Freestyle-Aufgaben (Alternative Senderkarten)</text:span></text:h>
      <text:p text:style-name="Standard"><text:span text:style-name="T497">🍞</text:span><text:span text:style-name="T498"><text:s/>Brot kaufen</text:span></text:p>
      <text:p text:style-name="P499">→ Überzeuge deinen Mitspieler davon, ein Brot zu kaufen.</text:p>
      <text:p text:style-name="Standard"><text:span text:style-name="T500">💧</text:span><text:span text:style-name="T501"><text:s/>Glas Wasser</text:span></text:p>
      <text:p text:style-name="P502">→ Bitte deinen Mitspieler um ein Glas Wasser.</text:p>
      <text:p text:style-name="Standard"><text:span text:style-name="T503">📺</text:span><text:span text:style-name="T504"><text:s/>Fernbedienung</text:span></text:p>
      <text:p text:style-name="P505">→ Überzeuge deinen Mitspieler, dir die Fernbedienung zu geben.</text:p>
      <text:p text:style-name="Standard"><text:span text:style-name="T506">🛋</text:span><text:span text:style-name="T507">️</text:span><text:span text:style-name="T508"><text:s/>Platz machen</text:span></text:p>
      <text:p text:style-name="P509">→ Überzeuge deinen Mitspieler, dir Platz auf dem Sofa zu machen.</text:p>
      <text:p text:style-name="Standard"><text:span text:style-name="T510">🚪</text:span><text:span text:style-name="T511"><text:s/>Fenster öffnen</text:span></text:p>
      <text:p text:style-name="P512">→ Überzeuge deinen Mitspieler, das Fenster zu öffnen.</text:p>
      <text:p text:style-name="Standard"><text:span text:style-name="T513">📱</text:span><text:span text:style-name="T514"><text:s/>Handy aus</text:span></text:p>
      <text:p text:style-name="P515">→ Überzeuge deinen Mitspieler, das Handy wegzulegen.</text:p>
      <text:p text:style-name="Standard"><text:span text:style-name="T516">📚</text:span><text:span text:style-name="T517"><text:s/>Hilfe holen</text:span></text:p>
      <text:p text:style-name="P518">→ Bitte deinen Mitspieler, dir bei einer Aufgabe zu helfen.</text:p>
      <text:p text:style-name="Standard"><text:span text:style-name="T519">🎉</text:span><text:span text:style-name="T520"><text:s/>Party zusagen</text:span></text:p>
      <text:soft-page-break/>
      <text:p text:style-name="P521">→ Überzeuge deinen Mitspieler, zu einer Party mitzukommen.</text:p>
      <text:p text:style-name="Standard"><text:span text:style-name="T522">🏃</text:span><text:span text:style-name="T523"><text:s/></text:span><text:span text:style-name="T524">Spaziergang</text:span></text:p>
      <text:p text:style-name="P525">→ Überzeuge deinen Mitspieler, einen Spaziergang mit dir zu machen.</text:p>
      <text:p text:style-name="Standard"><text:span text:style-name="T526">🧹</text:span><text:span text:style-name="T527"><text:s/>Aufräumen</text:span></text:p>
      <text:p text:style-name="P528">→ Überzeuge deinen Mitspieler, gemeinsam mit dir aufzuräumen.</text:p>
      <text:p text:style-name="Standard"><text:span text:style-name="T529">📖</text:span><text:span text:style-name="T530"><text:s/></text:span><text:span text:style-name="T531">Anleitungskarten</text:span><text:span text:style-name="T532"><text:line-break/></text:span><text:span text:style-name="T533">🟦</text:span><text:span text:style-name="T534"><text:s/>Vier-Seiten-Modell (Schulz von Thun)</text:span></text:p>
      <text:p text:style-name="Standard"><text:span text:style-name="T535">Kernidee:</text:span><text:span text:style-name="T536"><text:line-break/></text:span><text:span text:style-name="T537">Jede Nachricht hat vier<text:s/></text:span><text:span text:style-name="T538">Seiten:<text:s/></text:span><text:span text:style-name="T539">⚙</text:span><text:span text:style-name="T540">️</text:span><text:span text:style-name="T541"><text:s/>Sache,<text:s/></text:span><text:span text:style-name="T542">❤</text:span><text:span text:style-name="T543">️</text:span><text:span text:style-name="T544"><text:s/>Selbstoffenbarung,<text:s/></text:span><text:span text:style-name="T545">🤝</text:span><text:span text:style-name="T546"><text:s/>Beziehung,<text:s/></text:span><text:span text:style-name="T547">👉</text:span><text:span text:style-name="T548"><text:s/>Appell.</text:span><text:span text:style-name="T549"><text:line-break/></text:span><text:span text:style-name="T550">Empfänger hören mit unterschiedlichen „Ohren“.</text:span></text:p>
      <text:p text:style-name="Standard"><text:span text:style-name="T551">So spielst du:</text:span></text:p>
      <text:list text:style-name="LFO29" text:continue-numbering="true">
        <text:list-item>
          <text:p text:style-name="P552"><text:span text:style-name="T553">Ziehe eine<text:s/></text:span><text:span text:style-name="T554">📨</text:span><text:span text:style-name="T555"><text:s/>Senderkarte und spiele<text:s/></text:span><text:span text:style-name="T556">Satz 1 (kurze Aussage)</text:span><text:span text:style-name="T557">.</text:span></text:p>
        </text:list-item>
        <text:list-item>
          <text:p text:style-name="P558"><text:span text:style-name="T559">Empfänger zieht eine<text:s/></text:span><text:span text:style-name="T560">👂</text:span><text:span text:style-name="T561"><text:s/>Karte (</text:span><text:span text:style-name="T562">⚙</text:span><text:span text:style-name="T563">️</text:span><text:span text:style-name="T564">,<text:s/></text:span><text:span text:style-name="T565">❤</text:span><text:span text:style-name="T566">️</text:span><text:span text:style-name="T567">,<text:s/></text:span><text:span text:style-name="T568">🤝</text:span><text:span text:style-name="T569">,<text:s/></text:span><text:span text:style-name="T570">👉</text:span><text:span text:style-name="T571">) und reagiert entsprechend.</text:span></text:p>
        </text:list-item>
        <text:list-item>
          <text:p text:style-name="P572"><text:span text:style-name="T573">Gruppenvariante:</text:span><text:span text:style-name="T574"><text:s/>Mehrere Empfänger ziehen verschiedene<text:s/></text:span><text:span text:style-name="T575">👂</text:span><text:span text:style-name="T576"><text:s/>Karten und reagieren nacheinander.</text:span></text:p>
        </text:list-item>
        <text:list-item>
          <text:p text:style-name="P577"><text:span text:style-name="T578">Fun-Variante:</text:span><text:span text:style-name="T579"><text:s/>Empfänger reagiert verdeckt – die Gruppe rät, welches Ohr genutzt wurde.</text:span></text:p>
        </text:list-item>
      </text:list>
      <text:p text:style-name="Standard"><text:span text:style-name="T580"><draw:custom-shape svg:x="0in" svg:y="0in" svg:width="45.51042in" svg:height="0.00139in" draw:id="id0" draw:style-name="a0" draw:name="Horizontal Line 22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581">🟩</text:span><text:span text:style-name="T582"><text:s/>Gewaltfreie Kommunikation (GFK, Rosenberg)</text:span></text:p>
      <text:p text:style-name="Standard"><text:span text:style-name="T583">Kernidee:</text:span><text:span text:style-name="T584"><text:line-break/></text:span><text:span text:style-name="T585">Kommunikation gelingt, wenn Beobachtung, Gefühl, Bedürfnis und Bitte klar unterschieden werden.</text:span><text:span text:style-name="T586"><text:line-break/></text:span><text:span text:style-name="T587">🦒</text:span><text:span text:style-name="T588"><text:s/>Giraffe = empathisch, verbindend ·<text:s/></text:span><text:span text:style-name="T589">🐺</text:span><text:span text:style-name="T590"><text:s/>Wolf = wertend, vorwurfsvoll.</text:span></text:p>
      <text:p text:style-name="Standard"><text:span text:style-name="T591">So spielst du:</text:span></text:p>
      <text:list text:style-name="LFO30" text:continue-numbering="true">
        <text:list-item>
          <text:p text:style-name="P592"><text:span text:style-name="T593">Variante A – Sprache:</text:span><text:span text:style-name="T594"><text:s/>Sender zieht eine<text:s/></text:span><text:span text:style-name="T595">📨</text:span><text:span text:style-name="T596"><text:s/>Karte, spielt<text:s/></text:span><text:span text:style-name="T597">Satz 3 (Vorwurf)</text:span><text:span text:style-name="T598"><text:s/>und danach<text:s/></text:span><text:span text:style-name="T599">Satz 4 (GFK-Botschaft)</text:span><text:span text:style-name="T600">.<text:s/></text:span><text:span text:style-name="T601">Empfänger reagiert ohne Karte.</text:span></text:p>
        </text:list-item>
        <text:list-item>
          <text:p text:style-name="P602"><text:span text:style-name="T603">Variante B – Empfängerhaltung:</text:span><text:span text:style-name="T604"><text:s/>Sender spielt<text:s/></text:span><text:span text:style-name="T605">Satz 1</text:span><text:span text:style-name="T606">, Empfänger zieht eine<text:s/></text:span><text:span text:style-name="T607">🎭</text:span><text:span text:style-name="T608"><text:s/>Haltungskarte (</text:span><text:span text:style-name="T609">🦒</text:span><text:span text:style-name="T610"><text:s/>oder<text:s/></text:span><text:span text:style-name="T611">🐺</text:span><text:span text:style-name="T612">) und reagiert entsprechend.</text:span></text:p>
        </text:list-item>
        <text:list-item>
          <text:p text:style-name="P613"><text:span text:style-name="T614">Variante C – Senderhaltung:</text:span><text:span text:style-name="T615"><text:s/>Sender zieht eine<text:s/></text:span><text:span text:style-name="T616">📨</text:span><text:span text:style-name="T617"><text:s/>und eine<text:s/></text:span><text:span text:style-name="T618">🎭</text:span><text:span text:style-name="T619"><text:s/>Karte.<text:s/></text:span><text:span text:style-name="T620">Er spielt<text:s/></text:span><text:span text:style-name="T621">Satz 1</text:span><text:span text:style-name="T622"><text:s/>gemäß Haltungskarte. Empfänger reagiert ohne Karte.</text:span></text:p>
        </text:list-item>
        <text:list-item>
          <text:p text:style-name="P623"><text:span text:style-name="T624">Gruppenvariante:</text:span><text:span text:style-name="T625"><text:s/>Mehrere Empfänger reagieren nacheinander auf<text:s/></text:span><text:span text:style-name="T626">Satz 3</text:span><text:span text:style-name="T627"><text:s/>und<text:s/></text:span><text:span text:style-name="T628">Satz 4</text:span><text:span text:style-name="T629">.</text:span></text:p>
        </text:list-item>
      </text:list>
      <text:p text:style-name="Standard"><text:span text:style-name="T630"><draw:custom-shape svg:x="0in" svg:y="0in" svg:width="45.51042in" svg:height="0.00139in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631">🟨</text:span><text:span text:style-name="T632"><text:s/>Freestyle &amp; Weitere Ideen</text:span></text:p>
      <text:p text:style-name="Standard"><text:span text:style-name="T633">Kernidee:</text:span><text:span text:style-name="T634"><text:line-break/></text:span><text:span text:style-name="T635">Alltagssituationen, Emotionen und Kanäle verändern Kommunikation.</text:span></text:p>
      <text:p text:style-name="Standard"><text:span text:style-name="T636">So spielst du:</text:span></text:p>
      <text:list text:style-name="LFO31" text:continue-numbering="true">
        <text:list-item>
          <text:p text:style-name="P637"><text:span text:style-name="T638">Freestyle-Challenge<text:s/></text:span><text:span text:style-name="T639">🎲</text:span><text:span text:style-name="T640">:</text:span><text:span text:style-name="T641"><text:s/>Sender erhält eine Aufgabe (z. B. „Bitte um ein Glas Wasser“). Beide ziehen<text:s/></text:span><text:span text:style-name="T642">🎭</text:span><text:span text:style-name="T643"><text:s/>Haltungskarten, Empfänger zusätzlich eine<text:s/></text:span><text:span text:style-name="T644">👂</text:span><text:span text:style-name="T645"><text:s/>Karte. In jeder Runde werden die Karten neu gezogen.<text:s/></text:span><text:span text:style-name="T646">Das Spiel endet, wenn die<text:s/></text:span><text:span text:style-name="T647">Aufgabe erfüllt ist.</text:span></text:p>
        </text:list-item>
        <text:list-item>
          <text:p text:style-name="P648"><text:span text:style-name="T649">Medium-Variante:</text:span><text:span text:style-name="T650"><text:s/>Sender übermittelt dieselbe Botschaft verbal (</text:span><text:span text:style-name="T651">Satz 1</text:span><text:span text:style-name="T652">), nonverbal (</text:span><text:span text:style-name="T653">Satz 2</text:span><text:span text:style-name="T654">) oder schriftlich.<text:s/></text:span><text:span text:style-name="T655">Gruppe reflektiert: Welches Medium war am klarsten?</text:span></text:p>
        </text:list-item>
        <text:list-item>
          <text:p text:style-name="P656"><text:span text:style-name="T657">Sendergefühle:</text:span><text:span text:style-name="T658"><text:s/>Sender spricht die Botschaft mit einer Emotion (z. B. Wut, Freude, Angst).<text:s/></text:span><text:span text:style-name="T659">Gruppe reflektiert Wirkung.</text:span></text:p>
        </text:list-item>
        <text:list-item>
          <text:p text:style-name="P660"><text:span text:style-name="T661">Empfängergefühle:</text:span><text:span text:style-name="T662"><text:s/>Empfänger reagiert so, als wäre er wütend, ängstlich, fröhlich oder gleichgültig.<text:s/></text:span><text:span text:style-name="T663">Gruppe rät, welches Gefühl gespielt wurde.</text:span></text:p>
        </text:list-item>
      </text:list>
      <text:p text:style-name="P6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libri" style:font-name-asian="MS Gothic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libri" style:font-name-asian="MS Gothic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libri" style:font-name-asian="MS Gothic" fo:color="#4F81BD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text-properties style:font-name="Calibri" style:font-name-asian="MS Gothic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/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/>
    <style:style style:name="Textkörper3" style:display-name="Textkörper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fo:font-size="8pt" style:font-size-asian="8pt" style:font-size-complex="8pt"/>
    </style:style>
    <style:style style:name="Liste" style:display-name="Liste" style:family="paragraph" style:parent-style-name="Standard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paragraph-properties style:contextual-spacing="true"/>
      <style:text-properties fo:hyphenate="false"/>
    </style:style>
    <style:style style:name="Aufzählungszeichen2" style:display-name="Aufzählungszeichen 2" style:family="paragraph" style:parent-style-name="Standard" style:list-style-name="LFO2">
      <style:paragraph-properties style:contextual-spacing="true"/>
      <style:text-properties fo:hyphenate="false"/>
    </style:style>
    <style:style style:name="Aufzählungszeichen3" style:display-name="Aufzählungszeichen 3" style:family="paragraph" style:parent-style-name="Standard" style:list-style-name="LFO3">
      <style:paragraph-properties style:contextual-spacing="true"/>
      <style:text-properties fo:hyphenate="false"/>
    </style:style>
    <style:style style:name="Listennummer" style:display-name="Listennummer" style:family="paragraph" style:parent-style-name="Standard" style:list-style-name="LFO5">
      <style:paragraph-properties style:contextual-spacing="true"/>
      <style:text-properties fo:hyphenate="false"/>
    </style:style>
    <style:style style:name="Listennummer2" style:display-name="Listennummer 2" style:family="paragraph" style:parent-style-name="Standard" style:list-style-name="LFO6">
      <style:paragraph-properties style:contextual-spacing="true"/>
      <style:text-properties fo:hyphenate="false"/>
    </style:style>
    <style:style style:name="Listennummer3" style:display-name="Listennummer 3" style:family="paragraph" style:parent-style-name="Standard" style:list-style-name="LFO7">
      <style:paragraph-properties style:contextual-spacing="true"/>
      <style:text-properties fo:hyphenate="false"/>
    </style:style>
    <style:style style:name="Listenfortsetzung" style:display-name="Listenfortsetzung" style:family="paragraph" style:parent-style-name="Standard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krotext" style:display-name="Makro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krotextZchn" style:display-name="Makrotext Zchn" style:family="text" style:parent-style-name="Absatz-Standardschriftart">
      <style:text-properties style:font-name="Courier"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000000"/>
    </style:style>
    <style:style style:name="Überschrift4Zchn" style:display-name="Überschrift 4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Überschrift5Zchn" style:display-name="Überschrift 5 Zchn" style:family="text" style:parent-style-name="Absatz-Standardschriftart">
      <style:text-properties style:font-name="Calibri" style:font-name-asian="MS Gothic" style:font-name-complex="Times New Roman" fo:color="#243F60"/>
    </style:style>
    <style:style style:name="Überschrift6Zchn" style:display-name="Überschrift 6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Überschrift7Zchn" style:display-name="Überschrift 7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IntensivesZitat" style:display-name="Intensives Zitat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ivesZitatZchn" style:display-name="Intensives Zitat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808080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rVerweis" style:display-name="Schwacher Verweis" style:family="text" style:parent-style-name="Absatz-Standardschriftar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 fo:letter-spacing="0.0034in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false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2" style:display-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3" style:display-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 style:display-name="LFO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7_1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Lars Mengel</dc:creator>
    <meta:creation-date>2025-09-16T14:42:00Z</meta:creation-date>
    <dc:date>2025-09-19T10:14:00Z</dc:date>
    <meta:template xlink:href="Normal.dotm" xlink:type="simple"/>
    <meta:editing-cycles>6</meta:editing-cycles>
    <meta:editing-duration>PT180660S</meta:editing-duration>
    <meta:user-defined meta:name="ClassificationContentMarkingFooterShapeIds">60c90576,20117d69,191e0391</meta:user-defined>
    <meta:user-defined meta:name="ClassificationContentMarkingFooterFontProps">#000000,10,Calibri</meta:user-defined>
    <meta:user-defined meta:name="ClassificationContentMarkingFooterText">Classified as Business</meta:user-defined>
    <meta:document-statistic meta:page-count="11" meta:paragraph-count="29" meta:word-count="2197" meta:character-count="14697" meta:row-count="104" meta:non-whitespace-character-count="12529"/>
  </office:meta>
</office:document-meta>
</file>